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23496" calcext:value-type="float">
            <text:p>139.2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44832" calcext:value-type="float">
            <text:p>139.2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94184" calcext:value-type="float">
            <text:p>139.3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66752" calcext:value-type="float">
            <text:p>139.3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42368" calcext:value-type="float">
            <text:p>139.3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2744" calcext:value-type="float">
            <text:p>139.3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11888" calcext:value-type="float">
            <text:p>139.3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0072" calcext:value-type="float">
            <text:p>139.2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50928" calcext:value-type="float">
            <text:p>139.2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57024" calcext:value-type="float">
            <text:p>139.2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75312" calcext:value-type="float">
            <text:p>139.2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2744" calcext:value-type="float">
            <text:p>139.3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3264" calcext:value-type="float">
            <text:p>139.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14352" calcext:value-type="float">
            <text:p>139.2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41784" calcext:value-type="float">
            <text:p>139.2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72264" calcext:value-type="float">
            <text:p>139.2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0552" calcext:value-type="float">
            <text:p>139.2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7504" calcext:value-type="float">
            <text:p>139.2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44832" calcext:value-type="float">
            <text:p>139.2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89968" calcext:value-type="float">
            <text:p>139.1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7168" calcext:value-type="float">
            <text:p>139.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8692" calcext:value-type="float">
            <text:p>139.1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08256" calcext:value-type="float">
            <text:p>139.2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99112" calcext:value-type="float">
            <text:p>139.1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77776" calcext:value-type="float">
            <text:p>139.1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65584" calcext:value-type="float">
            <text:p>139.1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62536" calcext:value-type="float">
            <text:p>139.1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53392" calcext:value-type="float">
            <text:p>139.1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16816" calcext:value-type="float">
            <text:p>139.1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9548" calcext:value-type="float">
            <text:p>139.0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9548" calcext:value-type="float">
            <text:p>139.0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9548" calcext:value-type="float">
            <text:p>139.0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61952" calcext:value-type="float">
            <text:p>139.0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37568" calcext:value-type="float">
            <text:p>139.0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43664" calcext:value-type="float">
            <text:p>139.0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46712" calcext:value-type="float">
            <text:p>139.0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46712" calcext:value-type="float">
            <text:p>139.0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46712" calcext:value-type="float">
            <text:p>139.0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40616" calcext:value-type="float">
            <text:p>139.0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46712" calcext:value-type="float">
            <text:p>139.0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13184" calcext:value-type="float">
            <text:p>139.0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888" calcext:value-type="float">
            <text:p>138.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79656" calcext:value-type="float">
            <text:p>138.9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91848" calcext:value-type="float">
            <text:p>138.9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00992" calcext:value-type="float">
            <text:p>139.0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888" calcext:value-type="float">
            <text:p>138.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67464" calcext:value-type="float">
            <text:p>138.9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70512" calcext:value-type="float">
            <text:p>138.9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91848" calcext:value-type="float">
            <text:p>138.9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7356" calcext:value-type="float">
            <text:p>138.9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40032" calcext:value-type="float">
            <text:p>138.9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36984" calcext:value-type="float">
            <text:p>138.9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67464" calcext:value-type="float">
            <text:p>138.9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76608" calcext:value-type="float">
            <text:p>138.9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82704" calcext:value-type="float">
            <text:p>138.9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94896" calcext:value-type="float">
            <text:p>138.9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91848" calcext:value-type="float">
            <text:p>138.9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888" calcext:value-type="float">
            <text:p>138.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97944" calcext:value-type="float">
            <text:p>138.9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10136" calcext:value-type="float">
            <text:p>139.0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0404" calcext:value-type="float">
            <text:p>139.0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85752" calcext:value-type="float">
            <text:p>138.9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76608" calcext:value-type="float">
            <text:p>138.9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61368" calcext:value-type="float">
            <text:p>138.9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49176" calcext:value-type="float">
            <text:p>138.9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5832" calcext:value-type="float">
            <text:p>138.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61368" calcext:value-type="float">
            <text:p>138.9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7356" calcext:value-type="float">
            <text:p>138.9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61368" calcext:value-type="float">
            <text:p>138.9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55272" calcext:value-type="float">
            <text:p>138.9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67464" calcext:value-type="float">
            <text:p>138.9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61368" calcext:value-type="float">
            <text:p>138.9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40032" calcext:value-type="float">
            <text:p>138.9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2784" calcext:value-type="float">
            <text:p>138.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24792" calcext:value-type="float">
            <text:p>138.9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3456" calcext:value-type="float">
            <text:p>138.9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94312" calcext:value-type="float">
            <text:p>138.8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69928" calcext:value-type="float">
            <text:p>138.8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57736" calcext:value-type="float">
            <text:p>138.8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57736" calcext:value-type="float">
            <text:p>138.8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63832" calcext:value-type="float">
            <text:p>138.8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9448" calcext:value-type="float">
            <text:p>138.8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0592" calcext:value-type="float">
            <text:p>138.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99824" calcext:value-type="float">
            <text:p>138.7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45544" calcext:value-type="float">
            <text:p>138.8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48592" calcext:value-type="float">
            <text:p>138.8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3352" calcext:value-type="float">
            <text:p>138.8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3352" calcext:value-type="float">
            <text:p>138.8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42496" calcext:value-type="float">
            <text:p>138.8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54688" calcext:value-type="float">
            <text:p>138.8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54688" calcext:value-type="float">
            <text:p>138.8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3352" calcext:value-type="float">
            <text:p>138.8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24208" calcext:value-type="float">
            <text:p>138.8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5164" calcext:value-type="float">
            <text:p>138.8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5164" calcext:value-type="float">
            <text:p>138.8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42496" calcext:value-type="float">
            <text:p>138.8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60784" calcext:value-type="float">
            <text:p>138.8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8212" calcext:value-type="float">
            <text:p>138.8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9736" calcext:value-type="float">
            <text:p>138.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6504" calcext:value-type="float">
            <text:p>138.9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18696" calcext:value-type="float">
            <text:p>138.9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18696" calcext:value-type="float">
            <text:p>138.9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40032" calcext:value-type="float">
            <text:p>138.9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888" calcext:value-type="float">
            <text:p>138.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10136" calcext:value-type="float">
            <text:p>139.0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07088" calcext:value-type="float">
            <text:p>139.0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07088" calcext:value-type="float">
            <text:p>139.0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0404" calcext:value-type="float">
            <text:p>139.0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31472" calcext:value-type="float">
            <text:p>139.0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37568" calcext:value-type="float">
            <text:p>139.0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40616" calcext:value-type="float">
            <text:p>139.0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40616" calcext:value-type="float">
            <text:p>139.0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31472" calcext:value-type="float">
            <text:p>139.0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37568" calcext:value-type="float">
            <text:p>139.0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98528" calcext:value-type="float">
            <text:p>139.0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22912" calcext:value-type="float">
            <text:p>139.1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29008" calcext:value-type="float">
            <text:p>139.1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07672" calcext:value-type="float">
            <text:p>139.1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01576" calcext:value-type="float">
            <text:p>139.1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9548" calcext:value-type="float">
            <text:p>139.0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83288" calcext:value-type="float">
            <text:p>139.0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61952" calcext:value-type="float">
            <text:p>139.0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58904" calcext:value-type="float">
            <text:p>139.0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52808" calcext:value-type="float">
            <text:p>139.0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28424" calcext:value-type="float">
            <text:p>139.0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07088" calcext:value-type="float">
            <text:p>139.0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91848" calcext:value-type="float">
            <text:p>138.9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888" calcext:value-type="float">
            <text:p>138.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67464" calcext:value-type="float">
            <text:p>138.9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126" calcext:value-type="float">
            <text:p>138.9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126" calcext:value-type="float">
            <text:p>138.9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15648" calcext:value-type="float">
            <text:p>138.9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85168" calcext:value-type="float">
            <text:p>138.8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6688" calcext:value-type="float">
            <text:p>138.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5164" calcext:value-type="float">
            <text:p>138.8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5164" calcext:value-type="float">
            <text:p>138.8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48592" calcext:value-type="float">
            <text:p>138.8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08968" calcext:value-type="float">
            <text:p>138.8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96776" calcext:value-type="float">
            <text:p>138.7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87632" calcext:value-type="float">
            <text:p>138.7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87632" calcext:value-type="float">
            <text:p>138.7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69344" calcext:value-type="float">
            <text:p>138.7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48008" calcext:value-type="float">
            <text:p>138.7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48008" calcext:value-type="float">
            <text:p>138.7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48008" calcext:value-type="float">
            <text:p>138.7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41912" calcext:value-type="float">
            <text:p>138.7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51056" calcext:value-type="float">
            <text:p>138.7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4496" calcext:value-type="float">
            <text:p>138.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41912" calcext:value-type="float">
            <text:p>138.7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32768" calcext:value-type="float">
            <text:p>138.7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23624" calcext:value-type="float">
            <text:p>138.7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90096" calcext:value-type="float">
            <text:p>138.6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87048" calcext:value-type="float">
            <text:p>138.6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93144" calcext:value-type="float">
            <text:p>138.6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77904" calcext:value-type="float">
            <text:p>138.6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84" calcext:value-type="float">
            <text:p>138.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65712" calcext:value-type="float">
            <text:p>138.6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16944" calcext:value-type="float">
            <text:p>138.6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04752" calcext:value-type="float">
            <text:p>138.6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078" calcext:value-type="float">
            <text:p>138.6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01704" calcext:value-type="float">
            <text:p>138.6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52936" calcext:value-type="float">
            <text:p>138.5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19408" calcext:value-type="float">
            <text:p>138.5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0112" calcext:value-type="float">
            <text:p>138.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8588" calcext:value-type="float">
            <text:p>138.4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0112" calcext:value-type="float">
            <text:p>138.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19408" calcext:value-type="float">
            <text:p>138.5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19408" calcext:value-type="float">
            <text:p>138.5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19408" calcext:value-type="float">
            <text:p>138.5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10264" calcext:value-type="float">
            <text:p>138.5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91976" calcext:value-type="float">
            <text:p>138.4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554" calcext:value-type="float">
            <text:p>138.4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82832" calcext:value-type="float">
            <text:p>138.4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19408" calcext:value-type="float">
            <text:p>138.5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6208" calcext:value-type="float">
            <text:p>138.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55984" calcext:value-type="float">
            <text:p>138.5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52936" calcext:value-type="float">
            <text:p>138.5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52936" calcext:value-type="float">
            <text:p>138.5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55984" calcext:value-type="float">
            <text:p>138.5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6208" calcext:value-type="float">
            <text:p>138.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68176" calcext:value-type="float">
            <text:p>138.5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7732" calcext:value-type="float">
            <text:p>138.5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86464" calcext:value-type="float">
            <text:p>138.5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80368" calcext:value-type="float">
            <text:p>138.5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83416" calcext:value-type="float">
            <text:p>138.5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04752" calcext:value-type="float">
            <text:p>138.6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26088" calcext:value-type="float">
            <text:p>138.6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95608" calcext:value-type="float">
            <text:p>138.5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86464" calcext:value-type="float">
            <text:p>138.5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83416" calcext:value-type="float">
            <text:p>138.5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68176" calcext:value-type="float">
            <text:p>138.5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95608" calcext:value-type="float">
            <text:p>138.5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2304" calcext:value-type="float">
            <text:p>138.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83416" calcext:value-type="float">
            <text:p>138.5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65128" calcext:value-type="float">
            <text:p>138.5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71224" calcext:value-type="float">
            <text:p>138.5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98656" calcext:value-type="float">
            <text:p>138.5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89512" calcext:value-type="float">
            <text:p>138.5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71224" calcext:value-type="float">
            <text:p>138.5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01704" calcext:value-type="float">
            <text:p>138.6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86464" calcext:value-type="float">
            <text:p>138.5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98656" calcext:value-type="float">
            <text:p>138.5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34648" calcext:value-type="float">
            <text:p>138.5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19408" calcext:value-type="float">
            <text:p>138.5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98072" calcext:value-type="float">
            <text:p>138.4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73688" calcext:value-type="float">
            <text:p>138.4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7064" calcext:value-type="float">
            <text:p>138.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37696" calcext:value-type="float">
            <text:p>138.5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07216" calcext:value-type="float">
            <text:p>138.5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98072" calcext:value-type="float">
            <text:p>138.4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22456" calcext:value-type="float">
            <text:p>138.5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59032" calcext:value-type="float">
            <text:p>138.5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9256" calcext:value-type="float">
            <text:p>138.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95608" calcext:value-type="float">
            <text:p>138.5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86464" calcext:value-type="float">
            <text:p>138.5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6208" calcext:value-type="float">
            <text:p>138.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65128" calcext:value-type="float">
            <text:p>138.5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80368" calcext:value-type="float">
            <text:p>138.5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19992" calcext:value-type="float">
            <text:p>138.6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25504" calcext:value-type="float">
            <text:p>138.5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13312" calcext:value-type="float">
            <text:p>138.5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83416" calcext:value-type="float">
            <text:p>138.5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59032" calcext:value-type="float">
            <text:p>138.5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88928" calcext:value-type="float">
            <text:p>138.4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58448" calcext:value-type="float">
            <text:p>138.4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13312" calcext:value-type="float">
            <text:p>138.5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1636" calcext:value-type="float">
            <text:p>138.5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25504" calcext:value-type="float">
            <text:p>138.5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74272" calcext:value-type="float">
            <text:p>138.5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80368" calcext:value-type="float">
            <text:p>138.5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04168" calcext:value-type="float">
            <text:p>138.5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13312" calcext:value-type="float">
            <text:p>138.5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316" calcext:value-type="float">
            <text:p>138.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59032" calcext:value-type="float">
            <text:p>138.5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91976" calcext:value-type="float">
            <text:p>138.4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1636" calcext:value-type="float">
            <text:p>138.5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71224" calcext:value-type="float">
            <text:p>138.5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9256" calcext:value-type="float">
            <text:p>138.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04752" calcext:value-type="float">
            <text:p>138.6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352" calcext:value-type="float">
            <text:p>138.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95608" calcext:value-type="float">
            <text:p>138.5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13896" calcext:value-type="float">
            <text:p>138.6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35232" calcext:value-type="float">
            <text:p>138.6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6568" calcext:value-type="float">
            <text:p>138.6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11432" calcext:value-type="float">
            <text:p>138.7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23624" calcext:value-type="float">
            <text:p>138.7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26672" calcext:value-type="float">
            <text:p>138.7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02288" calcext:value-type="float">
            <text:p>138.7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35232" calcext:value-type="float">
            <text:p>138.6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0472" calcext:value-type="float">
            <text:p>138.6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80952" calcext:value-type="float">
            <text:p>138.6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16944" calcext:value-type="float">
            <text:p>138.6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65712" calcext:value-type="float">
            <text:p>138.6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93144" calcext:value-type="float">
            <text:p>138.6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95608" calcext:value-type="float">
            <text:p>138.5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26088" calcext:value-type="float">
            <text:p>138.6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90096" calcext:value-type="float">
            <text:p>138.6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80952" calcext:value-type="float">
            <text:p>138.6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6568" calcext:value-type="float">
            <text:p>138.6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62664" calcext:value-type="float">
            <text:p>138.6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47424" calcext:value-type="float">
            <text:p>138.6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0472" calcext:value-type="float">
            <text:p>138.6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62664" calcext:value-type="float">
            <text:p>138.6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352" calcext:value-type="float">
            <text:p>138.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0472" calcext:value-type="float">
            <text:p>138.6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9616" calcext:value-type="float">
            <text:p>138.6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35232" calcext:value-type="float">
            <text:p>138.6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86464" calcext:value-type="float">
            <text:p>138.5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83416" calcext:value-type="float">
            <text:p>138.5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16944" calcext:value-type="float">
            <text:p>138.6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0472" calcext:value-type="float">
            <text:p>138.6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352" calcext:value-type="float">
            <text:p>138.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44376" calcext:value-type="float">
            <text:p>138.6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96192" calcext:value-type="float">
            <text:p>138.6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1448" calcext:value-type="float">
            <text:p>138.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87048" calcext:value-type="float">
            <text:p>138.6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602" calcext:value-type="float">
            <text:p>138.7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20576" calcext:value-type="float">
            <text:p>138.7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17528" calcext:value-type="float">
            <text:p>138.7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6568" calcext:value-type="float">
            <text:p>138.6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3828" calcext:value-type="float">
            <text:p>138.6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20576" calcext:value-type="float">
            <text:p>138.7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72392" calcext:value-type="float">
            <text:p>138.7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66296" calcext:value-type="float">
            <text:p>138.7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66296" calcext:value-type="float">
            <text:p>138.7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80952" calcext:value-type="float">
            <text:p>138.6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87048" calcext:value-type="float">
            <text:p>138.6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4496" calcext:value-type="float">
            <text:p>138.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26672" calcext:value-type="float">
            <text:p>138.7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64" calcext:value-type="float">
            <text:p>138.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48592" calcext:value-type="float">
            <text:p>138.8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45544" calcext:value-type="float">
            <text:p>138.8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78488" calcext:value-type="float">
            <text:p>138.7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87632" calcext:value-type="float">
            <text:p>138.7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79072" calcext:value-type="float">
            <text:p>138.8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79072" calcext:value-type="float">
            <text:p>138.8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3456" calcext:value-type="float">
            <text:p>138.9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69928" calcext:value-type="float">
            <text:p>138.8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27256" calcext:value-type="float">
            <text:p>138.8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72976" calcext:value-type="float">
            <text:p>138.8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48592" calcext:value-type="float">
            <text:p>138.8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69928" calcext:value-type="float">
            <text:p>138.8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85168" calcext:value-type="float">
            <text:p>138.8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126" calcext:value-type="float">
            <text:p>138.9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30888" calcext:value-type="float">
            <text:p>138.9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33936" calcext:value-type="float">
            <text:p>138.9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49176" calcext:value-type="float">
            <text:p>138.9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70512" calcext:value-type="float">
            <text:p>138.9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7356" calcext:value-type="float">
            <text:p>138.9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49176" calcext:value-type="float">
            <text:p>138.9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46128" calcext:value-type="float">
            <text:p>138.9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21744" calcext:value-type="float">
            <text:p>138.9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15648" calcext:value-type="float">
            <text:p>138.9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2784" calcext:value-type="float">
            <text:p>138.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15648" calcext:value-type="float">
            <text:p>138.9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30888" calcext:value-type="float">
            <text:p>138.9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30888" calcext:value-type="float">
            <text:p>138.9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64" calcext:value-type="float">
            <text:p>138.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08968" calcext:value-type="float">
            <text:p>138.8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9448" calcext:value-type="float">
            <text:p>138.8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79072" calcext:value-type="float">
            <text:p>138.8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85168" calcext:value-type="float">
            <text:p>138.8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72976" calcext:value-type="float">
            <text:p>138.8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48592" calcext:value-type="float">
            <text:p>138.8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15648" calcext:value-type="float">
            <text:p>138.9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30888" calcext:value-type="float">
            <text:p>138.9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6504" calcext:value-type="float">
            <text:p>138.9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6504" calcext:value-type="float">
            <text:p>138.9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24792" calcext:value-type="float">
            <text:p>138.9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9736" calcext:value-type="float">
            <text:p>138.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5164" calcext:value-type="float">
            <text:p>138.8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15648" calcext:value-type="float">
            <text:p>138.9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6504" calcext:value-type="float">
            <text:p>138.9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0408" calcext:value-type="float">
            <text:p>138.9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30888" calcext:value-type="float">
            <text:p>138.9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70512" calcext:value-type="float">
            <text:p>138.9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0404" calcext:value-type="float">
            <text:p>139.0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07088" calcext:value-type="float">
            <text:p>139.0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46128" calcext:value-type="float">
            <text:p>138.9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6504" calcext:value-type="float">
            <text:p>138.9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2784" calcext:value-type="float">
            <text:p>138.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67464" calcext:value-type="float">
            <text:p>138.9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13184" calcext:value-type="float">
            <text:p>139.0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37568" calcext:value-type="float">
            <text:p>139.0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61368" calcext:value-type="float">
            <text:p>138.9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5832" calcext:value-type="float">
            <text:p>138.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888" calcext:value-type="float">
            <text:p>138.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94896" calcext:value-type="float">
            <text:p>138.9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00992" calcext:value-type="float">
            <text:p>139.0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00992" calcext:value-type="float">
            <text:p>139.0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94896" calcext:value-type="float">
            <text:p>138.9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76608" calcext:value-type="float">
            <text:p>138.9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70512" calcext:value-type="float">
            <text:p>138.9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21744" calcext:value-type="float">
            <text:p>138.9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52224" calcext:value-type="float">
            <text:p>138.9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76608" calcext:value-type="float">
            <text:p>138.9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49176" calcext:value-type="float">
            <text:p>138.9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21744" calcext:value-type="float">
            <text:p>138.9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3456" calcext:value-type="float">
            <text:p>138.9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126" calcext:value-type="float">
            <text:p>138.9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18696" calcext:value-type="float">
            <text:p>138.9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3352" calcext:value-type="float">
            <text:p>138.8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12016" calcext:value-type="float">
            <text:p>138.8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0304" calcext:value-type="float">
            <text:p>138.8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15064" calcext:value-type="float">
            <text:p>138.8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02872" calcext:value-type="float">
            <text:p>138.8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15064" calcext:value-type="float">
            <text:p>138.8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96776" calcext:value-type="float">
            <text:p>138.7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57152" calcext:value-type="float">
            <text:p>138.7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41912" calcext:value-type="float">
            <text:p>138.7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23624" calcext:value-type="float">
            <text:p>138.7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80952" calcext:value-type="float">
            <text:p>138.6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77904" calcext:value-type="float">
            <text:p>138.6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6876" calcext:value-type="float">
            <text:p>138.6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62664" calcext:value-type="float">
            <text:p>138.6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77904" calcext:value-type="float">
            <text:p>138.6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9616" calcext:value-type="float">
            <text:p>138.6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47424" calcext:value-type="float">
            <text:p>138.6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41328" calcext:value-type="float">
            <text:p>138.6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44376" calcext:value-type="float">
            <text:p>138.6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44376" calcext:value-type="float">
            <text:p>138.6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35232" calcext:value-type="float">
            <text:p>138.6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29136" calcext:value-type="float">
            <text:p>138.6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95608" calcext:value-type="float">
            <text:p>138.5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04752" calcext:value-type="float">
            <text:p>138.6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078" calcext:value-type="float">
            <text:p>138.6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7732" calcext:value-type="float">
            <text:p>138.5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80368" calcext:value-type="float">
            <text:p>138.5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80368" calcext:value-type="float">
            <text:p>138.5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49888" calcext:value-type="float">
            <text:p>138.5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52936" calcext:value-type="float">
            <text:p>138.5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55984" calcext:value-type="float">
            <text:p>138.5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43792" calcext:value-type="float">
            <text:p>138.5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49888" calcext:value-type="float">
            <text:p>138.5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34648" calcext:value-type="float">
            <text:p>138.5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34648" calcext:value-type="float">
            <text:p>138.5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4684" calcext:value-type="float">
            <text:p>138.5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4684" calcext:value-type="float">
            <text:p>138.5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4684" calcext:value-type="float">
            <text:p>138.5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4684" calcext:value-type="float">
            <text:p>138.5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52936" calcext:value-type="float">
            <text:p>138.5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4684" calcext:value-type="float">
            <text:p>138.5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40744" calcext:value-type="float">
            <text:p>138.5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25504" calcext:value-type="float">
            <text:p>138.5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1636" calcext:value-type="float">
            <text:p>138.5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28552" calcext:value-type="float">
            <text:p>138.5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37696" calcext:value-type="float">
            <text:p>138.5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6208" calcext:value-type="float">
            <text:p>138.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49888" calcext:value-type="float">
            <text:p>138.5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49888" calcext:value-type="float">
            <text:p>138.5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49888" calcext:value-type="float">
            <text:p>138.5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74272" calcext:value-type="float">
            <text:p>138.5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80368" calcext:value-type="float">
            <text:p>138.5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80368" calcext:value-type="float">
            <text:p>138.5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078" calcext:value-type="float">
            <text:p>138.6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16944" calcext:value-type="float">
            <text:p>138.6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32184" calcext:value-type="float">
            <text:p>138.6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0472" calcext:value-type="float">
            <text:p>138.6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71808" calcext:value-type="float">
            <text:p>138.6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9924" calcext:value-type="float">
            <text:p>138.6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2972" calcext:value-type="float">
            <text:p>138.7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35816" calcext:value-type="float">
            <text:p>138.7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4496" calcext:value-type="float">
            <text:p>138.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48008" calcext:value-type="float">
            <text:p>138.7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35816" calcext:value-type="float">
            <text:p>138.7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11432" calcext:value-type="float">
            <text:p>138.7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93144" calcext:value-type="float">
            <text:p>138.6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84" calcext:value-type="float">
            <text:p>138.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6876" calcext:value-type="float">
            <text:p>138.6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9616" calcext:value-type="float">
            <text:p>138.6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44376" calcext:value-type="float">
            <text:p>138.6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35232" calcext:value-type="float">
            <text:p>138.6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41328" calcext:value-type="float">
            <text:p>138.6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32184" calcext:value-type="float">
            <text:p>138.6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44376" calcext:value-type="float">
            <text:p>138.6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44376" calcext:value-type="float">
            <text:p>138.6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44376" calcext:value-type="float">
            <text:p>138.6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62664" calcext:value-type="float">
            <text:p>138.6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47424" calcext:value-type="float">
            <text:p>138.6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2304" calcext:value-type="float">
            <text:p>138.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04752" calcext:value-type="float">
            <text:p>138.6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44376" calcext:value-type="float">
            <text:p>138.6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44376" calcext:value-type="float">
            <text:p>138.6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352" calcext:value-type="float">
            <text:p>138.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41328" calcext:value-type="float">
            <text:p>138.6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44376" calcext:value-type="float">
            <text:p>138.6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352" calcext:value-type="float">
            <text:p>138.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32184" calcext:value-type="float">
            <text:p>138.6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29136" calcext:value-type="float">
            <text:p>138.6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41328" calcext:value-type="float">
            <text:p>138.6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47424" calcext:value-type="float">
            <text:p>138.6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44376" calcext:value-type="float">
            <text:p>138.6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62664" calcext:value-type="float">
            <text:p>138.6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96192" calcext:value-type="float">
            <text:p>138.6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1448" calcext:value-type="float">
            <text:p>138.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20576" calcext:value-type="float">
            <text:p>138.7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602" calcext:value-type="float">
            <text:p>138.7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87632" calcext:value-type="float">
            <text:p>138.7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87632" calcext:value-type="float">
            <text:p>138.7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9068" calcext:value-type="float">
            <text:p>138.7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99824" calcext:value-type="float">
            <text:p>138.7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81536" calcext:value-type="float">
            <text:p>138.7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66296" calcext:value-type="float">
            <text:p>138.7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66296" calcext:value-type="float">
            <text:p>138.7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02872" calcext:value-type="float">
            <text:p>138.8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7544" calcext:value-type="float">
            <text:p>138.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41912" calcext:value-type="float">
            <text:p>138.7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2972" calcext:value-type="float">
            <text:p>138.7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17528" calcext:value-type="float">
            <text:p>138.7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90096" calcext:value-type="float">
            <text:p>138.6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9616" calcext:value-type="float">
            <text:p>138.6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352" calcext:value-type="float">
            <text:p>138.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74856" calcext:value-type="float">
            <text:p>138.6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352" calcext:value-type="float">
            <text:p>138.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29136" calcext:value-type="float">
            <text:p>138.6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29136" calcext:value-type="float">
            <text:p>138.6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10848" calcext:value-type="float">
            <text:p>138.6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19992" calcext:value-type="float">
            <text:p>138.6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078" calcext:value-type="float">
            <text:p>138.6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34648" calcext:value-type="float">
            <text:p>138.5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07216" calcext:value-type="float">
            <text:p>138.5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0112" calcext:value-type="float">
            <text:p>138.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95024" calcext:value-type="float">
            <text:p>138.4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76736" calcext:value-type="float">
            <text:p>138.4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64544" calcext:value-type="float">
            <text:p>138.4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52352" calcext:value-type="float">
            <text:p>138.4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61496" calcext:value-type="float">
            <text:p>138.4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64544" calcext:value-type="float">
            <text:p>138.4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52352" calcext:value-type="float">
            <text:p>138.4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12728" calcext:value-type="float">
            <text:p>138.4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76152" calcext:value-type="float">
            <text:p>138.3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57864" calcext:value-type="float">
            <text:p>138.3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51768" calcext:value-type="float">
            <text:p>138.3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54816" calcext:value-type="float">
            <text:p>138.3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57864" calcext:value-type="float">
            <text:p>138.3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39576" calcext:value-type="float">
            <text:p>138.3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39576" calcext:value-type="float">
            <text:p>138.3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3348" calcext:value-type="float">
            <text:p>138.3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21288" calcext:value-type="float">
            <text:p>138.3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1824" calcext:value-type="float">
            <text:p>138.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21288" calcext:value-type="float">
            <text:p>138.3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15192" calcext:value-type="float">
            <text:p>138.3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66424" calcext:value-type="float">
            <text:p>138.2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08512" calcext:value-type="float">
            <text:p>138.2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78032" calcext:value-type="float">
            <text:p>138.1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108" calcext:value-type="float">
            <text:p>138.1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05464" calcext:value-type="float">
            <text:p>138.2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38992" calcext:value-type="float">
            <text:p>138.2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45088" calcext:value-type="float">
            <text:p>138.2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51184" calcext:value-type="float">
            <text:p>138.2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78616" calcext:value-type="float">
            <text:p>138.2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75568" calcext:value-type="float">
            <text:p>138.2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51184" calcext:value-type="float">
            <text:p>138.2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08512" calcext:value-type="float">
            <text:p>138.2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632" calcext:value-type="float">
            <text:p>138.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7176" calcext:value-type="float">
            <text:p>138.1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71936" calcext:value-type="float">
            <text:p>138.1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53648" calcext:value-type="float">
            <text:p>138.1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41456" calcext:value-type="float">
            <text:p>138.1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8408" calcext:value-type="float">
            <text:p>138.1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506" calcext:value-type="float">
            <text:p>138.1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536" calcext:value-type="float">
            <text:p>138.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0976" calcext:value-type="float">
            <text:p>138.1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95736" calcext:value-type="float">
            <text:p>138.0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7928" calcext:value-type="float">
            <text:p>138.1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7072" calcext:value-type="float">
            <text:p>138.1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1832" calcext:value-type="float">
            <text:p>138.1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488" calcext:value-type="float">
            <text:p>138.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6216" calcext:value-type="float">
            <text:p>138.1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3168" calcext:value-type="float">
            <text:p>138.1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1352" calcext:value-type="float">
            <text:p>138.0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392" calcext:value-type="float">
            <text:p>138.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0872" calcext:value-type="float">
            <text:p>138.0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0872" calcext:value-type="float">
            <text:p>138.0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62208" calcext:value-type="float">
            <text:p>138.0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1352" calcext:value-type="float">
            <text:p>138.0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6112" calcext:value-type="float">
            <text:p>138.0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392" calcext:value-type="float">
            <text:p>138.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62208" calcext:value-type="float">
            <text:p>138.0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3544" calcext:value-type="float">
            <text:p>138.0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7448" calcext:value-type="float">
            <text:p>138.0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3064" calcext:value-type="float">
            <text:p>138.0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3064" calcext:value-type="float">
            <text:p>138.0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0016" calcext:value-type="float">
            <text:p>138.0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62208" calcext:value-type="float">
            <text:p>138.0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1832" calcext:value-type="float">
            <text:p>138.1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95736" calcext:value-type="float">
            <text:p>138.0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7072" calcext:value-type="float">
            <text:p>138.1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47552" calcext:value-type="float">
            <text:p>138.1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1832" calcext:value-type="float">
            <text:p>138.1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95736" calcext:value-type="float">
            <text:p>138.0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44" calcext:value-type="float">
            <text:p>138.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7448" calcext:value-type="float">
            <text:p>138.0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6968" calcext:value-type="float">
            <text:p>138.0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6968" calcext:value-type="float">
            <text:p>138.0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7448" calcext:value-type="float">
            <text:p>138.0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98784" calcext:value-type="float">
            <text:p>138.0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3168" calcext:value-type="float">
            <text:p>138.1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3544" calcext:value-type="float">
            <text:p>138.0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31728" calcext:value-type="float">
            <text:p>138.0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92104" calcext:value-type="float">
            <text:p>137.9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16488" calcext:value-type="float">
            <text:p>138.0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0872" calcext:value-type="float">
            <text:p>138.0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1344" calcext:value-type="float">
            <text:p>138.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0872" calcext:value-type="float">
            <text:p>138.0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0016" calcext:value-type="float">
            <text:p>138.0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3064" calcext:value-type="float">
            <text:p>138.0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16488" calcext:value-type="float">
            <text:p>138.0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6864" calcext:value-type="float">
            <text:p>137.9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10392" calcext:value-type="float">
            <text:p>138.0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37824" calcext:value-type="float">
            <text:p>138.0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34776" calcext:value-type="float">
            <text:p>138.0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6112" calcext:value-type="float">
            <text:p>138.0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34776" calcext:value-type="float">
            <text:p>138.0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01248" calcext:value-type="float">
            <text:p>138.0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34192" calcext:value-type="float">
            <text:p>137.9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31144" calcext:value-type="float">
            <text:p>137.9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0872" calcext:value-type="float">
            <text:p>138.0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22584" calcext:value-type="float">
            <text:p>138.0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1344" calcext:value-type="float">
            <text:p>138.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6112" calcext:value-type="float">
            <text:p>138.0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92688" calcext:value-type="float">
            <text:p>138.0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7928" calcext:value-type="float">
            <text:p>138.1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44" calcext:value-type="float">
            <text:p>138.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95736" calcext:value-type="float">
            <text:p>138.0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98784" calcext:value-type="float">
            <text:p>138.0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0496" calcext:value-type="float">
            <text:p>138.0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44" calcext:value-type="float">
            <text:p>138.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6216" calcext:value-type="float">
            <text:p>138.1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6584" calcext:value-type="float">
            <text:p>138.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108" calcext:value-type="float">
            <text:p>138.1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7176" calcext:value-type="float">
            <text:p>138.1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1832" calcext:value-type="float">
            <text:p>138.1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964" calcext:value-type="float">
            <text:p>138.0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3168" calcext:value-type="float">
            <text:p>138.1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47552" calcext:value-type="float">
            <text:p>138.1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53648" calcext:value-type="float">
            <text:p>138.1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68888" calcext:value-type="float">
            <text:p>138.1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108" calcext:value-type="float">
            <text:p>138.1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9368" calcext:value-type="float">
            <text:p>138.1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23752" calcext:value-type="float">
            <text:p>138.2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62792" calcext:value-type="float">
            <text:p>138.1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44504" calcext:value-type="float">
            <text:p>138.1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6584" calcext:value-type="float">
            <text:p>138.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3272" calcext:value-type="float">
            <text:p>138.1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268" calcext:value-type="float">
            <text:p>138.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17656" calcext:value-type="float">
            <text:p>138.2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108" calcext:value-type="float">
            <text:p>138.1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02416" calcext:value-type="float">
            <text:p>138.2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60328" calcext:value-type="float">
            <text:p>138.2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51184" calcext:value-type="float">
            <text:p>138.2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63376" calcext:value-type="float">
            <text:p>138.2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78616" calcext:value-type="float">
            <text:p>138.2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45088" calcext:value-type="float">
            <text:p>138.2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78616" calcext:value-type="float">
            <text:p>138.2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99952" calcext:value-type="float">
            <text:p>138.2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03" calcext:value-type="float">
            <text:p>138.3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09096" calcext:value-type="float">
            <text:p>138.3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4204" calcext:value-type="float">
            <text:p>138.2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32896" calcext:value-type="float">
            <text:p>138.2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90808" calcext:value-type="float">
            <text:p>138.2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03" calcext:value-type="float">
            <text:p>138.3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75568" calcext:value-type="float">
            <text:p>138.2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39576" calcext:value-type="float">
            <text:p>138.3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30432" calcext:value-type="float">
            <text:p>138.3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51184" calcext:value-type="float">
            <text:p>138.2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51184" calcext:value-type="float">
            <text:p>138.2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90808" calcext:value-type="float">
            <text:p>138.2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54816" calcext:value-type="float">
            <text:p>138.3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31016" calcext:value-type="float">
            <text:p>138.4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84712" calcext:value-type="float">
            <text:p>138.2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03" calcext:value-type="float">
            <text:p>138.3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57864" calcext:value-type="float">
            <text:p>138.3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4872" calcext:value-type="float">
            <text:p>138.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8776" calcext:value-type="float">
            <text:p>138.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75568" calcext:value-type="float">
            <text:p>138.2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75568" calcext:value-type="float">
            <text:p>138.2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60328" calcext:value-type="float">
            <text:p>138.2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54232" calcext:value-type="float">
            <text:p>138.2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75568" calcext:value-type="float">
            <text:p>138.2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27384" calcext:value-type="float">
            <text:p>138.3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12144" calcext:value-type="float">
            <text:p>138.3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08512" calcext:value-type="float">
            <text:p>138.2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14608" calcext:value-type="float">
            <text:p>138.2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69472" calcext:value-type="float">
            <text:p>138.2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35944" calcext:value-type="float">
            <text:p>138.2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29848" calcext:value-type="float">
            <text:p>138.2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17656" calcext:value-type="float">
            <text:p>138.2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632" calcext:value-type="float">
            <text:p>138.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012" calcext:value-type="float">
            <text:p>138.1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108" calcext:value-type="float">
            <text:p>138.1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9368" calcext:value-type="float">
            <text:p>138.1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506" calcext:value-type="float">
            <text:p>138.1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56696" calcext:value-type="float">
            <text:p>138.1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20704" calcext:value-type="float">
            <text:p>138.2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08512" calcext:value-type="float">
            <text:p>138.2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23752" calcext:value-type="float">
            <text:p>138.2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81664" calcext:value-type="float">
            <text:p>138.2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90808" calcext:value-type="float">
            <text:p>138.2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30432" calcext:value-type="float">
            <text:p>138.3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70312" calcext:value-type="float">
            <text:p>137.3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36784" calcext:value-type="float">
            <text:p>137.3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21544" calcext:value-type="float">
            <text:p>137.3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36784" calcext:value-type="float">
            <text:p>137.3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45928" calcext:value-type="float">
            <text:p>137.3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33736" calcext:value-type="float">
            <text:p>137.3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33736" calcext:value-type="float">
            <text:p>137.3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61168" calcext:value-type="float">
            <text:p>137.3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09352" calcext:value-type="float">
            <text:p>137.3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84968" calcext:value-type="float">
            <text:p>137.2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69728" calcext:value-type="float">
            <text:p>137.2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57536" calcext:value-type="float">
            <text:p>137.2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33152" calcext:value-type="float">
            <text:p>137.2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27056" calcext:value-type="float">
            <text:p>137.2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11816" calcext:value-type="float">
            <text:p>137.2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81336" calcext:value-type="float">
            <text:p>137.1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7524" calcext:value-type="float">
            <text:p>137.1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1428" calcext:value-type="float">
            <text:p>137.1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08184" calcext:value-type="float">
            <text:p>137.1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11232" calcext:value-type="float">
            <text:p>137.1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05136" calcext:value-type="float">
            <text:p>137.1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5332" calcext:value-type="float">
            <text:p>137.0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62464" calcext:value-type="float">
            <text:p>137.0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38664" calcext:value-type="float">
            <text:p>137.1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6856" calcext:value-type="float">
            <text:p>137.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25888" calcext:value-type="float">
            <text:p>137.0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3808" calcext:value-type="float">
            <text:p>137.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74656" calcext:value-type="float">
            <text:p>137.0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89896" calcext:value-type="float">
            <text:p>137.0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05136" calcext:value-type="float">
            <text:p>137.1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20376" calcext:value-type="float">
            <text:p>137.1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02088" calcext:value-type="float">
            <text:p>137.1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13696" calcext:value-type="float">
            <text:p>137.0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7712" calcext:value-type="float">
            <text:p>136.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7712" calcext:value-type="float">
            <text:p>136.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83216" calcext:value-type="float">
            <text:p>136.9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86264" calcext:value-type="float">
            <text:p>136.9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80168" calcext:value-type="float">
            <text:p>136.9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9236" calcext:value-type="float">
            <text:p>136.9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0544" calcext:value-type="float">
            <text:p>136.9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314" calcext:value-type="float">
            <text:p>136.9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9236" calcext:value-type="float">
            <text:p>136.9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67976" calcext:value-type="float">
            <text:p>136.9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22256" calcext:value-type="float">
            <text:p>136.9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34448" calcext:value-type="float">
            <text:p>136.9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97872" calcext:value-type="float">
            <text:p>136.8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82632" calcext:value-type="float">
            <text:p>136.8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3996" calcext:value-type="float">
            <text:p>136.8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15576" calcext:value-type="float">
            <text:p>136.8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12528" calcext:value-type="float">
            <text:p>136.8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2472" calcext:value-type="float">
            <text:p>136.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30816" calcext:value-type="float">
            <text:p>136.8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46056" calcext:value-type="float">
            <text:p>136.8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67392" calcext:value-type="float">
            <text:p>136.8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49104" calcext:value-type="float">
            <text:p>136.8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33864" calcext:value-type="float">
            <text:p>136.8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9424" calcext:value-type="float">
            <text:p>136.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75952" calcext:value-type="float">
            <text:p>136.7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54616" calcext:value-type="float">
            <text:p>136.7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24136" calcext:value-type="float">
            <text:p>136.7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8756" calcext:value-type="float">
            <text:p>136.6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96704" calcext:value-type="float">
            <text:p>136.6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05848" calcext:value-type="float">
            <text:p>136.7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21088" calcext:value-type="float">
            <text:p>136.7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57664" calcext:value-type="float">
            <text:p>136.7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0712" calcext:value-type="float">
            <text:p>136.7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75952" calcext:value-type="float">
            <text:p>136.7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85096" calcext:value-type="float">
            <text:p>136.7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9424" calcext:value-type="float">
            <text:p>136.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85096" calcext:value-type="float">
            <text:p>136.7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82048" calcext:value-type="float">
            <text:p>136.7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91192" calcext:value-type="float">
            <text:p>136.7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85096" calcext:value-type="float">
            <text:p>136.7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88144" calcext:value-type="float">
            <text:p>136.7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82048" calcext:value-type="float">
            <text:p>136.7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45472" calcext:value-type="float">
            <text:p>136.7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0232" calcext:value-type="float">
            <text:p>136.7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328" calcext:value-type="float">
            <text:p>136.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9856" calcext:value-type="float">
            <text:p>136.7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18624" calcext:value-type="float">
            <text:p>136.8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0092" calcext:value-type="float">
            <text:p>136.9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10064" calcext:value-type="float">
            <text:p>136.9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91776" calcext:value-type="float">
            <text:p>136.8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79584" calcext:value-type="float">
            <text:p>136.8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30816" calcext:value-type="float">
            <text:p>136.8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12528" calcext:value-type="float">
            <text:p>136.8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49104" calcext:value-type="float">
            <text:p>136.8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67392" calcext:value-type="float">
            <text:p>136.8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82632" calcext:value-type="float">
            <text:p>136.8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49104" calcext:value-type="float">
            <text:p>136.8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12528" calcext:value-type="float">
            <text:p>136.8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948" calcext:value-type="float">
            <text:p>136.8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6432" calcext:value-type="float">
            <text:p>136.8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948" calcext:value-type="float">
            <text:p>136.8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97288" calcext:value-type="float">
            <text:p>136.7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79" calcext:value-type="float">
            <text:p>136.7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4852" calcext:value-type="float">
            <text:p>136.7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4852" calcext:value-type="float">
            <text:p>136.7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6808" calcext:value-type="float">
            <text:p>136.7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72904" calcext:value-type="float">
            <text:p>136.7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6808" calcext:value-type="float">
            <text:p>136.7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376" calcext:value-type="float">
            <text:p>136.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91192" calcext:value-type="float">
            <text:p>136.7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75952" calcext:value-type="float">
            <text:p>136.7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51568" calcext:value-type="float">
            <text:p>136.7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42424" calcext:value-type="float">
            <text:p>136.7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328" calcext:value-type="float">
            <text:p>136.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57664" calcext:value-type="float">
            <text:p>136.7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72904" calcext:value-type="float">
            <text:p>136.7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51568" calcext:value-type="float">
            <text:p>136.7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42424" calcext:value-type="float">
            <text:p>136.7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27184" calcext:value-type="float">
            <text:p>136.7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24136" calcext:value-type="float">
            <text:p>136.7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4852" calcext:value-type="float">
            <text:p>136.7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75952" calcext:value-type="float">
            <text:p>136.7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85096" calcext:value-type="float">
            <text:p>136.7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82048" calcext:value-type="float">
            <text:p>136.7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9424" calcext:value-type="float">
            <text:p>136.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0336" calcext:value-type="float">
            <text:p>136.8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0336" calcext:value-type="float">
            <text:p>136.8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6432" calcext:value-type="float">
            <text:p>136.8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948" calcext:value-type="float">
            <text:p>136.8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12528" calcext:value-type="float">
            <text:p>136.8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0336" calcext:value-type="float">
            <text:p>136.8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3384" calcext:value-type="float">
            <text:p>136.8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12528" calcext:value-type="float">
            <text:p>136.8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15576" calcext:value-type="float">
            <text:p>136.8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948" calcext:value-type="float">
            <text:p>136.8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18624" calcext:value-type="float">
            <text:p>136.8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15576" calcext:value-type="float">
            <text:p>136.8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2472" calcext:value-type="float">
            <text:p>136.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3996" calcext:value-type="float">
            <text:p>136.8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552" calcext:value-type="float">
            <text:p>136.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64344" calcext:value-type="float">
            <text:p>136.8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03968" calcext:value-type="float">
            <text:p>136.9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0092" calcext:value-type="float">
            <text:p>136.9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28352" calcext:value-type="float">
            <text:p>136.9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22256" calcext:value-type="float">
            <text:p>136.9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19208" calcext:value-type="float">
            <text:p>136.9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58832" calcext:value-type="float">
            <text:p>136.9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9236" calcext:value-type="float">
            <text:p>136.9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16744" calcext:value-type="float">
            <text:p>137.0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5332" calcext:value-type="float">
            <text:p>137.0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838" calcext:value-type="float">
            <text:p>137.0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95992" calcext:value-type="float">
            <text:p>137.0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92944" calcext:value-type="float">
            <text:p>137.0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1428" calcext:value-type="float">
            <text:p>137.1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38664" calcext:value-type="float">
            <text:p>137.1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56952" calcext:value-type="float">
            <text:p>137.1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81336" calcext:value-type="float">
            <text:p>137.1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87432" calcext:value-type="float">
            <text:p>137.1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72192" calcext:value-type="float">
            <text:p>137.1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7524" calcext:value-type="float">
            <text:p>137.1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9048" calcext:value-type="float">
            <text:p>137.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99624" calcext:value-type="float">
            <text:p>137.1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24008" calcext:value-type="float">
            <text:p>137.2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57536" calcext:value-type="float">
            <text:p>137.2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88016" calcext:value-type="float">
            <text:p>137.2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06304" calcext:value-type="float">
            <text:p>137.3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21544" calcext:value-type="float">
            <text:p>137.3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48976" calcext:value-type="float">
            <text:p>137.3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79456" calcext:value-type="float">
            <text:p>137.3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1908" calcext:value-type="float">
            <text:p>137.4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43464" calcext:value-type="float">
            <text:p>137.4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52608" calcext:value-type="float">
            <text:p>137.4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648" calcext:value-type="float">
            <text:p>137.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9528" calcext:value-type="float">
            <text:p>137.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1052" calcext:value-type="float">
            <text:p>137.5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28808" calcext:value-type="float">
            <text:p>137.5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53192" calcext:value-type="float">
            <text:p>137.5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89768" calcext:value-type="float">
            <text:p>137.5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0196" calcext:value-type="float">
            <text:p>137.6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05008" calcext:value-type="float">
            <text:p>137.6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08056" calcext:value-type="float">
            <text:p>137.6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23296" calcext:value-type="float">
            <text:p>137.6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44632" calcext:value-type="float">
            <text:p>137.6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4768" calcext:value-type="float">
            <text:p>137.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44632" calcext:value-type="float">
            <text:p>137.6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41584" calcext:value-type="float">
            <text:p>137.6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44632" calcext:value-type="float">
            <text:p>137.6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50728" calcext:value-type="float">
            <text:p>137.6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59872" calcext:value-type="float">
            <text:p>137.6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6292" calcext:value-type="float">
            <text:p>137.6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69016" calcext:value-type="float">
            <text:p>137.6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0352" calcext:value-type="float">
            <text:p>137.6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11688" calcext:value-type="float">
            <text:p>137.7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45216" calcext:value-type="float">
            <text:p>137.7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72648" calcext:value-type="float">
            <text:p>137.7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93984" calcext:value-type="float">
            <text:p>137.7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87888" calcext:value-type="float">
            <text:p>137.7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0008" calcext:value-type="float">
            <text:p>137.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09224" calcext:value-type="float">
            <text:p>137.8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056" calcext:value-type="float">
            <text:p>137.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4944" calcext:value-type="float">
            <text:p>137.8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42752" calcext:value-type="float">
            <text:p>137.8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458" calcext:value-type="float">
            <text:p>137.8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7992" calcext:value-type="float">
            <text:p>137.8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48848" calcext:value-type="float">
            <text:p>137.8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104" calcext:value-type="float">
            <text:p>137.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88472" calcext:value-type="float">
            <text:p>137.8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85424" calcext:value-type="float">
            <text:p>137.8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9328" calcext:value-type="float">
            <text:p>137.8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9328" calcext:value-type="float">
            <text:p>137.8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7616" calcext:value-type="float">
            <text:p>137.8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676" calcext:value-type="float">
            <text:p>137.9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15904" calcext:value-type="float">
            <text:p>137.9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18952" calcext:value-type="float">
            <text:p>137.9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3712" calcext:value-type="float">
            <text:p>137.9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4568" calcext:value-type="float">
            <text:p>137.8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4568" calcext:value-type="float">
            <text:p>137.8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9808" calcext:value-type="float">
            <text:p>137.9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5048" calcext:value-type="float">
            <text:p>137.9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40288" calcext:value-type="float">
            <text:p>137.9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58576" calcext:value-type="float">
            <text:p>137.9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61624" calcext:value-type="float">
            <text:p>137.9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982" calcext:value-type="float">
            <text:p>137.9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22584" calcext:value-type="float">
            <text:p>138.0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25632" calcext:value-type="float">
            <text:p>138.0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19536" calcext:value-type="float">
            <text:p>138.0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34776" calcext:value-type="float">
            <text:p>138.0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392" calcext:value-type="float">
            <text:p>138.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392" calcext:value-type="float">
            <text:p>138.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916" calcext:value-type="float">
            <text:p>138.0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0016" calcext:value-type="float">
            <text:p>138.0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10392" calcext:value-type="float">
            <text:p>138.0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92104" calcext:value-type="float">
            <text:p>137.9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31728" calcext:value-type="float">
            <text:p>138.0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0016" calcext:value-type="float">
            <text:p>138.0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65256" calcext:value-type="float">
            <text:p>138.0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34776" calcext:value-type="float">
            <text:p>138.0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16488" calcext:value-type="float">
            <text:p>138.0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0872" calcext:value-type="float">
            <text:p>138.0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916" calcext:value-type="float">
            <text:p>138.0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62208" calcext:value-type="float">
            <text:p>138.0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92688" calcext:value-type="float">
            <text:p>138.0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92688" calcext:value-type="float">
            <text:p>138.0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68304" calcext:value-type="float">
            <text:p>138.0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0496" calcext:value-type="float">
            <text:p>138.0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1352" calcext:value-type="float">
            <text:p>138.0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92688" calcext:value-type="float">
            <text:p>138.0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488" calcext:value-type="float">
            <text:p>138.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98784" calcext:value-type="float">
            <text:p>138.0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6592" calcext:value-type="float">
            <text:p>138.0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7928" calcext:value-type="float">
            <text:p>138.1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012" calcext:value-type="float">
            <text:p>138.1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1832" calcext:value-type="float">
            <text:p>138.1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3544" calcext:value-type="float">
            <text:p>138.0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0976" calcext:value-type="float">
            <text:p>138.1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506" calcext:value-type="float">
            <text:p>138.1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108" calcext:value-type="float">
            <text:p>138.1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108" calcext:value-type="float">
            <text:p>138.1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47552" calcext:value-type="float">
            <text:p>138.1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44504" calcext:value-type="float">
            <text:p>138.1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56696" calcext:value-type="float">
            <text:p>138.1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9264" calcext:value-type="float">
            <text:p>138.1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53648" calcext:value-type="float">
            <text:p>138.1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47552" calcext:value-type="float">
            <text:p>138.1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7072" calcext:value-type="float">
            <text:p>138.1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62208" calcext:value-type="float">
            <text:p>138.0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6968" calcext:value-type="float">
            <text:p>138.0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488" calcext:value-type="float">
            <text:p>138.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0224" calcext:value-type="float">
            <text:p>138.1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108" calcext:value-type="float">
            <text:p>138.1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6216" calcext:value-type="float">
            <text:p>138.1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488" calcext:value-type="float">
            <text:p>138.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92688" calcext:value-type="float">
            <text:p>138.0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488" calcext:value-type="float">
            <text:p>138.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6216" calcext:value-type="float">
            <text:p>138.1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3168" calcext:value-type="float">
            <text:p>138.1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536" calcext:value-type="float">
            <text:p>138.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74984" calcext:value-type="float">
            <text:p>138.1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66424" calcext:value-type="float">
            <text:p>138.2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51184" calcext:value-type="float">
            <text:p>138.2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0224" calcext:value-type="float">
            <text:p>138.1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68888" calcext:value-type="float">
            <text:p>138.1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7176" calcext:value-type="float">
            <text:p>138.1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9368" calcext:value-type="float">
            <text:p>138.1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71936" calcext:value-type="float">
            <text:p>138.1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41456" calcext:value-type="float">
            <text:p>138.1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7176" calcext:value-type="float">
            <text:p>138.1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35944" calcext:value-type="float">
            <text:p>138.2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23752" calcext:value-type="float">
            <text:p>138.2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51184" calcext:value-type="float">
            <text:p>138.2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08512" calcext:value-type="float">
            <text:p>138.2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0224" calcext:value-type="float">
            <text:p>138.1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7176" calcext:value-type="float">
            <text:p>138.1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3168" calcext:value-type="float">
            <text:p>138.1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6592" calcext:value-type="float">
            <text:p>138.0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964" calcext:value-type="float">
            <text:p>138.0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8408" calcext:value-type="float">
            <text:p>138.1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3272" calcext:value-type="float">
            <text:p>138.1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41456" calcext:value-type="float">
            <text:p>138.1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536" calcext:value-type="float">
            <text:p>138.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47552" calcext:value-type="float">
            <text:p>138.1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7176" calcext:value-type="float">
            <text:p>138.1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9368" calcext:value-type="float">
            <text:p>138.1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8408" calcext:value-type="float">
            <text:p>138.1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53648" calcext:value-type="float">
            <text:p>138.1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47552" calcext:value-type="float">
            <text:p>138.1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6584" calcext:value-type="float">
            <text:p>138.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56696" calcext:value-type="float">
            <text:p>138.1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506" calcext:value-type="float">
            <text:p>138.1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506" calcext:value-type="float">
            <text:p>138.1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78032" calcext:value-type="float">
            <text:p>138.1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632" calcext:value-type="float">
            <text:p>138.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108" calcext:value-type="float">
            <text:p>138.1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7176" calcext:value-type="float">
            <text:p>138.1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108" calcext:value-type="float">
            <text:p>138.1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44504" calcext:value-type="float">
            <text:p>138.1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7072" calcext:value-type="float">
            <text:p>138.1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7072" calcext:value-type="float">
            <text:p>138.1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41456" calcext:value-type="float">
            <text:p>138.1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17656" calcext:value-type="float">
            <text:p>138.2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68888" calcext:value-type="float">
            <text:p>138.1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4024" calcext:value-type="float">
            <text:p>138.1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4024" calcext:value-type="float">
            <text:p>138.1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3544" calcext:value-type="float">
            <text:p>138.0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7448" calcext:value-type="float">
            <text:p>138.0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7928" calcext:value-type="float">
            <text:p>138.1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23752" calcext:value-type="float">
            <text:p>138.2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268" calcext:value-type="float">
            <text:p>138.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0224" calcext:value-type="float">
            <text:p>138.1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506" calcext:value-type="float">
            <text:p>138.1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488" calcext:value-type="float">
            <text:p>138.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1832" calcext:value-type="float">
            <text:p>138.1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41456" calcext:value-type="float">
            <text:p>138.1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56696" calcext:value-type="float">
            <text:p>138.1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6584" calcext:value-type="float">
            <text:p>138.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2312" calcext:value-type="float">
            <text:p>138.1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98784" calcext:value-type="float">
            <text:p>138.0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6968" calcext:value-type="float">
            <text:p>138.0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31728" calcext:value-type="float">
            <text:p>138.0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3064" calcext:value-type="float">
            <text:p>138.0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1352" calcext:value-type="float">
            <text:p>138.0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0496" calcext:value-type="float">
            <text:p>138.0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98784" calcext:value-type="float">
            <text:p>138.0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6592" calcext:value-type="float">
            <text:p>138.0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0872" calcext:value-type="float">
            <text:p>138.0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25632" calcext:value-type="float">
            <text:p>138.0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62208" calcext:value-type="float">
            <text:p>138.0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964" calcext:value-type="float">
            <text:p>138.0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916" calcext:value-type="float">
            <text:p>138.0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65256" calcext:value-type="float">
            <text:p>138.0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392" calcext:value-type="float">
            <text:p>138.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10392" calcext:value-type="float">
            <text:p>138.0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07344" calcext:value-type="float">
            <text:p>138.0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0016" calcext:value-type="float">
            <text:p>138.0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7448" calcext:value-type="float">
            <text:p>138.0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1352" calcext:value-type="float">
            <text:p>138.0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22584" calcext:value-type="float">
            <text:p>138.0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58576" calcext:value-type="float">
            <text:p>137.9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2" calcext:value-type="float">
            <text:p>137.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31144" calcext:value-type="float">
            <text:p>137.9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01248" calcext:value-type="float">
            <text:p>138.0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55528" calcext:value-type="float">
            <text:p>137.9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8096" calcext:value-type="float">
            <text:p>137.9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9808" calcext:value-type="float">
            <text:p>137.9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15904" calcext:value-type="float">
            <text:p>137.9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9808" calcext:value-type="float">
            <text:p>137.9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9808" calcext:value-type="float">
            <text:p>137.9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18952" calcext:value-type="float">
            <text:p>137.9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46384" calcext:value-type="float">
            <text:p>137.9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3816" calcext:value-type="float">
            <text:p>137.9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5248" calcext:value-type="float">
            <text:p>137.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46384" calcext:value-type="float">
            <text:p>137.9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3724" calcext:value-type="float">
            <text:p>137.9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5248" calcext:value-type="float">
            <text:p>137.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40288" calcext:value-type="float">
            <text:p>137.9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42752" calcext:value-type="float">
            <text:p>137.8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458" calcext:value-type="float">
            <text:p>137.8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0664" calcext:value-type="float">
            <text:p>137.9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3232" calcext:value-type="float">
            <text:p>137.8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7136" calcext:value-type="float">
            <text:p>137.8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628" calcext:value-type="float">
            <text:p>137.8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3712" calcext:value-type="float">
            <text:p>137.9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7616" calcext:value-type="float">
            <text:p>137.8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40288" calcext:value-type="float">
            <text:p>137.9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8096" calcext:value-type="float">
            <text:p>137.9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8096" calcext:value-type="float">
            <text:p>137.9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40288" calcext:value-type="float">
            <text:p>137.9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58576" calcext:value-type="float">
            <text:p>137.9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0768" calcext:value-type="float">
            <text:p>137.9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01248" calcext:value-type="float">
            <text:p>138.0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18952" calcext:value-type="float">
            <text:p>137.9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4568" calcext:value-type="float">
            <text:p>137.8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3712" calcext:value-type="float">
            <text:p>137.9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0184" calcext:value-type="float">
            <text:p>137.8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104" calcext:value-type="float">
            <text:p>137.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4088" calcext:value-type="float">
            <text:p>137.8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9328" calcext:value-type="float">
            <text:p>137.8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85424" calcext:value-type="float">
            <text:p>137.8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24464" calcext:value-type="float">
            <text:p>137.8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09224" calcext:value-type="float">
            <text:p>137.8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1896" calcext:value-type="float">
            <text:p>137.8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24464" calcext:value-type="float">
            <text:p>137.8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21416" calcext:value-type="float">
            <text:p>137.8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9808" calcext:value-type="float">
            <text:p>137.9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88472" calcext:value-type="float">
            <text:p>137.8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7616" calcext:value-type="float">
            <text:p>137.8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1896" calcext:value-type="float">
            <text:p>137.8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6656" calcext:value-type="float">
            <text:p>137.8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458" calcext:value-type="float">
            <text:p>137.8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03128" calcext:value-type="float">
            <text:p>137.8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78744" calcext:value-type="float">
            <text:p>137.7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66552" calcext:value-type="float">
            <text:p>137.7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48264" calcext:value-type="float">
            <text:p>137.7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45216" calcext:value-type="float">
            <text:p>137.7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696" calcext:value-type="float">
            <text:p>137.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33024" calcext:value-type="float">
            <text:p>137.7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26928" calcext:value-type="float">
            <text:p>137.7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48264" calcext:value-type="float">
            <text:p>137.7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72648" calcext:value-type="float">
            <text:p>137.7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2388" calcext:value-type="float">
            <text:p>137.7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29976" calcext:value-type="float">
            <text:p>137.7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66552" calcext:value-type="float">
            <text:p>137.7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06176" calcext:value-type="float">
            <text:p>137.8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60456" calcext:value-type="float">
            <text:p>137.7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42168" calcext:value-type="float">
            <text:p>137.7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42168" calcext:value-type="float">
            <text:p>137.7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66552" calcext:value-type="float">
            <text:p>137.7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27512" calcext:value-type="float">
            <text:p>137.8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48848" calcext:value-type="float">
            <text:p>137.8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056" calcext:value-type="float">
            <text:p>137.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97032" calcext:value-type="float">
            <text:p>137.7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12272" calcext:value-type="float">
            <text:p>137.8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42752" calcext:value-type="float">
            <text:p>137.8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42752" calcext:value-type="float">
            <text:p>137.8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056" calcext:value-type="float">
            <text:p>137.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6656" calcext:value-type="float">
            <text:p>137.8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7136" calcext:value-type="float">
            <text:p>137.8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1896" calcext:value-type="float">
            <text:p>137.8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4944" calcext:value-type="float">
            <text:p>137.8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152" calcext:value-type="float">
            <text:p>137.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9808" calcext:value-type="float">
            <text:p>137.9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9808" calcext:value-type="float">
            <text:p>137.9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21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458" calcext:value-type="float">
            <text:p>137.8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9704" calcext:value-type="float">
            <text:p>137.8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82376" calcext:value-type="float">
            <text:p>137.8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628" calcext:value-type="float">
            <text:p>137.8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1896" calcext:value-type="float">
            <text:p>137.8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056" calcext:value-type="float">
            <text:p>137.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6656" calcext:value-type="float">
            <text:p>137.8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6656" calcext:value-type="float">
            <text:p>137.8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7992" calcext:value-type="float">
            <text:p>137.8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6656" calcext:value-type="float">
            <text:p>137.8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104" calcext:value-type="float">
            <text:p>137.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82376" calcext:value-type="float">
            <text:p>137.8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152" calcext:value-type="float">
            <text:p>137.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9808" calcext:value-type="float">
            <text:p>137.9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676" calcext:value-type="float">
            <text:p>137.9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152" calcext:value-type="float">
            <text:p>137.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628" calcext:value-type="float">
            <text:p>137.8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628" calcext:value-type="float">
            <text:p>137.8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4568" calcext:value-type="float">
            <text:p>137.8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88472" calcext:value-type="float">
            <text:p>137.8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1896" calcext:value-type="float">
            <text:p>137.8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3608" calcext:value-type="float">
            <text:p>137.8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104" calcext:value-type="float">
            <text:p>137.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9328" calcext:value-type="float">
            <text:p>137.8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4944" calcext:value-type="float">
            <text:p>137.8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1896" calcext:value-type="float">
            <text:p>137.8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056" calcext:value-type="float">
            <text:p>137.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9704" calcext:value-type="float">
            <text:p>137.8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4944" calcext:value-type="float">
            <text:p>137.8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1896" calcext:value-type="float">
            <text:p>137.8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3608" calcext:value-type="float">
            <text:p>137.8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24464" calcext:value-type="float">
            <text:p>137.8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1532" calcext:value-type="float">
            <text:p>137.8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18368" calcext:value-type="float">
            <text:p>137.8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24464" calcext:value-type="float">
            <text:p>137.8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6656" calcext:value-type="float">
            <text:p>137.8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48848" calcext:value-type="float">
            <text:p>137.8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458" calcext:value-type="float">
            <text:p>137.8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9704" calcext:value-type="float">
            <text:p>137.8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9704" calcext:value-type="float">
            <text:p>137.8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9328" calcext:value-type="float">
            <text:p>137.8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056" calcext:value-type="float">
            <text:p>137.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93984" calcext:value-type="float">
            <text:p>137.7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0008" calcext:value-type="float">
            <text:p>137.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458" calcext:value-type="float">
            <text:p>137.8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104" calcext:value-type="float">
            <text:p>137.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4944" calcext:value-type="float">
            <text:p>137.8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104" calcext:value-type="float">
            <text:p>137.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85424" calcext:value-type="float">
            <text:p>137.8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9328" calcext:value-type="float">
            <text:p>137.8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82376" calcext:value-type="float">
            <text:p>137.8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676" calcext:value-type="float">
            <text:p>137.9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676" calcext:value-type="float">
            <text:p>137.9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9328" calcext:value-type="float">
            <text:p>137.8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4088" calcext:value-type="float">
            <text:p>137.8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7136" calcext:value-type="float">
            <text:p>137.8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7616" calcext:value-type="float">
            <text:p>137.8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3712" calcext:value-type="float">
            <text:p>137.9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152" calcext:value-type="float">
            <text:p>137.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88472" calcext:value-type="float">
            <text:p>137.8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7616" calcext:value-type="float">
            <text:p>137.8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18952" calcext:value-type="float">
            <text:p>137.9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8096" calcext:value-type="float">
            <text:p>137.9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5048" calcext:value-type="float">
            <text:p>137.9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3724" calcext:value-type="float">
            <text:p>137.9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34192" calcext:value-type="float">
            <text:p>137.9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15904" calcext:value-type="float">
            <text:p>137.9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3712" calcext:value-type="float">
            <text:p>137.9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3712" calcext:value-type="float">
            <text:p>137.9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3712" calcext:value-type="float">
            <text:p>137.9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85424" calcext:value-type="float">
            <text:p>137.8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152" calcext:value-type="float">
            <text:p>137.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676" calcext:value-type="float">
            <text:p>137.9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9328" calcext:value-type="float">
            <text:p>137.8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4088" calcext:value-type="float">
            <text:p>137.8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9328" calcext:value-type="float">
            <text:p>137.8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0184" calcext:value-type="float">
            <text:p>137.8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42752" calcext:value-type="float">
            <text:p>137.8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18368" calcext:value-type="float">
            <text:p>137.8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97032" calcext:value-type="float">
            <text:p>137.7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8484" calcext:value-type="float">
            <text:p>137.7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87888" calcext:value-type="float">
            <text:p>137.7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81792" calcext:value-type="float">
            <text:p>137.7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696" calcext:value-type="float">
            <text:p>137.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48264" calcext:value-type="float">
            <text:p>137.7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2388" calcext:value-type="float">
            <text:p>137.7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0864" calcext:value-type="float">
            <text:p>137.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0352" calcext:value-type="float">
            <text:p>137.6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0352" calcext:value-type="float">
            <text:p>137.6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34" calcext:value-type="float">
            <text:p>137.6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75112" calcext:value-type="float">
            <text:p>137.6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41584" calcext:value-type="float">
            <text:p>137.6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14152" calcext:value-type="float">
            <text:p>137.6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89768" calcext:value-type="float">
            <text:p>137.5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74528" calcext:value-type="float">
            <text:p>137.5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68432" calcext:value-type="float">
            <text:p>137.5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53192" calcext:value-type="float">
            <text:p>137.5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37952" calcext:value-type="float">
            <text:p>137.5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53192" calcext:value-type="float">
            <text:p>137.5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34904" calcext:value-type="float">
            <text:p>137.5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13568" calcext:value-type="float">
            <text:p>137.5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89184" calcext:value-type="float">
            <text:p>137.4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55656" calcext:value-type="float">
            <text:p>137.4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83088" calcext:value-type="float">
            <text:p>137.4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13568" calcext:value-type="float">
            <text:p>137.5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8004" calcext:value-type="float">
            <text:p>137.4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67848" calcext:value-type="float">
            <text:p>137.4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61752" calcext:value-type="float">
            <text:p>137.4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4956" calcext:value-type="float">
            <text:p>137.4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4956" calcext:value-type="float">
            <text:p>137.4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37368" calcext:value-type="float">
            <text:p>137.4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1908" calcext:value-type="float">
            <text:p>137.4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0792" calcext:value-type="float">
            <text:p>137.4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22128" calcext:value-type="float">
            <text:p>137.4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1908" calcext:value-type="float">
            <text:p>137.4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1908" calcext:value-type="float">
            <text:p>137.4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384" calcext:value-type="float">
            <text:p>137.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79456" calcext:value-type="float">
            <text:p>137.3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45928" calcext:value-type="float">
            <text:p>137.3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24592" calcext:value-type="float">
            <text:p>137.3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18496" calcext:value-type="float">
            <text:p>137.3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4288" calcext:value-type="float">
            <text:p>137.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21544" calcext:value-type="float">
            <text:p>137.3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91064" calcext:value-type="float">
            <text:p>137.2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69728" calcext:value-type="float">
            <text:p>137.2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42296" calcext:value-type="float">
            <text:p>137.2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30104" calcext:value-type="float">
            <text:p>137.2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14864" calcext:value-type="float">
            <text:p>137.2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7524" calcext:value-type="float">
            <text:p>137.1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4476" calcext:value-type="float">
            <text:p>137.1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23424" calcext:value-type="float">
            <text:p>137.1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02088" calcext:value-type="float">
            <text:p>137.1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74656" calcext:value-type="float">
            <text:p>137.0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74656" calcext:value-type="float">
            <text:p>137.0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74656" calcext:value-type="float">
            <text:p>137.0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41128" calcext:value-type="float">
            <text:p>137.0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01504" calcext:value-type="float">
            <text:p>137.0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83216" calcext:value-type="float">
            <text:p>136.9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80168" calcext:value-type="float">
            <text:p>136.9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89312" calcext:value-type="float">
            <text:p>136.9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95408" calcext:value-type="float">
            <text:p>136.9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98456" calcext:value-type="float">
            <text:p>136.9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83216" calcext:value-type="float">
            <text:p>136.9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74072" calcext:value-type="float">
            <text:p>136.9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0544" calcext:value-type="float">
            <text:p>136.9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22256" calcext:value-type="float">
            <text:p>136.9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664" calcext:value-type="float">
            <text:p>136.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86264" calcext:value-type="float">
            <text:p>136.9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71024" calcext:value-type="float">
            <text:p>136.9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9688" calcext:value-type="float">
            <text:p>136.9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34448" calcext:value-type="float">
            <text:p>136.9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80168" calcext:value-type="float">
            <text:p>136.9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28936" calcext:value-type="float">
            <text:p>137.0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67976" calcext:value-type="float">
            <text:p>136.9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314" calcext:value-type="float">
            <text:p>136.9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34448" calcext:value-type="float">
            <text:p>136.9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9688" calcext:value-type="float">
            <text:p>136.9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314" calcext:value-type="float">
            <text:p>136.9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07016" calcext:value-type="float">
            <text:p>136.9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8568" calcext:value-type="float">
            <text:p>136.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52152" calcext:value-type="float">
            <text:p>136.8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27768" calcext:value-type="float">
            <text:p>136.8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2472" calcext:value-type="float">
            <text:p>136.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46056" calcext:value-type="float">
            <text:p>136.8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948" calcext:value-type="float">
            <text:p>136.8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57664" calcext:value-type="float">
            <text:p>136.7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51568" calcext:value-type="float">
            <text:p>136.7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6808" calcext:value-type="float">
            <text:p>136.7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9856" calcext:value-type="float">
            <text:p>136.7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9856" calcext:value-type="float">
            <text:p>136.7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45472" calcext:value-type="float">
            <text:p>136.7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9856" calcext:value-type="float">
            <text:p>136.7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57664" calcext:value-type="float">
            <text:p>136.7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9856" calcext:value-type="float">
            <text:p>136.7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57664" calcext:value-type="float">
            <text:p>136.7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9376" calcext:value-type="float">
            <text:p>136.7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57664" calcext:value-type="float">
            <text:p>136.7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948" calcext:value-type="float">
            <text:p>136.8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552" calcext:value-type="float">
            <text:p>136.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85096" calcext:value-type="float">
            <text:p>136.7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6808" calcext:value-type="float">
            <text:p>136.7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72904" calcext:value-type="float">
            <text:p>136.7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3384" calcext:value-type="float">
            <text:p>136.8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9424" calcext:value-type="float">
            <text:p>136.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376" calcext:value-type="float">
            <text:p>136.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6808" calcext:value-type="float">
            <text:p>136.7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75952" calcext:value-type="float">
            <text:p>136.7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27184" calcext:value-type="float">
            <text:p>136.7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08896" calcext:value-type="float">
            <text:p>136.7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81464" calcext:value-type="float">
            <text:p>136.6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78416" calcext:value-type="float">
            <text:p>136.6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71736" calcext:value-type="float">
            <text:p>136.5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38208" calcext:value-type="float">
            <text:p>136.5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38208" calcext:value-type="float">
            <text:p>136.5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22968" calcext:value-type="float">
            <text:p>136.5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62592" calcext:value-type="float">
            <text:p>136.5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14408" calcext:value-type="float">
            <text:p>136.6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99168" calcext:value-type="float">
            <text:p>136.5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77248" calcext:value-type="float">
            <text:p>136.4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62008" calcext:value-type="float">
            <text:p>136.4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71152" calcext:value-type="float">
            <text:p>136.4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6392" calcext:value-type="float">
            <text:p>136.4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16872" calcext:value-type="float">
            <text:p>136.5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944" calcext:value-type="float">
            <text:p>136.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3344" calcext:value-type="float">
            <text:p>136.4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34576" calcext:value-type="float">
            <text:p>136.4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0192" calcext:value-type="float">
            <text:p>136.4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742" calcext:value-type="float">
            <text:p>136.4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77248" calcext:value-type="float">
            <text:p>136.4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6392" calcext:value-type="float">
            <text:p>136.4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95536" calcext:value-type="float">
            <text:p>136.4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6392" calcext:value-type="float">
            <text:p>136.4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3344" calcext:value-type="float">
            <text:p>136.4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6288" calcext:value-type="float">
            <text:p>136.4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98" calcext:value-type="float">
            <text:p>136.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68104" calcext:value-type="float">
            <text:p>136.4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98584" calcext:value-type="float">
            <text:p>136.4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65056" calcext:value-type="float">
            <text:p>136.4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88856" calcext:value-type="float">
            <text:p>136.3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6288" calcext:value-type="float">
            <text:p>136.4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0296" calcext:value-type="float">
            <text:p>136.4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40672" calcext:value-type="float">
            <text:p>136.4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68104" calcext:value-type="float">
            <text:p>136.4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1992" calcext:value-type="float">
            <text:p>136.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5432" calcext:value-type="float">
            <text:p>136.4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6288" calcext:value-type="float">
            <text:p>136.4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31528" calcext:value-type="float">
            <text:p>136.4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4372" calcext:value-type="float">
            <text:p>136.4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55912" calcext:value-type="float">
            <text:p>136.4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324" calcext:value-type="float">
            <text:p>136.4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5432" calcext:value-type="float">
            <text:p>136.4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848" calcext:value-type="float">
            <text:p>136.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33408" calcext:value-type="float">
            <text:p>136.2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96832" calcext:value-type="float">
            <text:p>136.1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9988" calcext:value-type="float">
            <text:p>136.1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09024" calcext:value-type="float">
            <text:p>136.2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456" calcext:value-type="float">
            <text:p>136.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36456" calcext:value-type="float">
            <text:p>136.2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63888" calcext:value-type="float">
            <text:p>136.2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3036" calcext:value-type="float">
            <text:p>136.2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54744" calcext:value-type="float">
            <text:p>136.2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2072" calcext:value-type="float">
            <text:p>136.2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09024" calcext:value-type="float">
            <text:p>136.2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82176" calcext:value-type="float">
            <text:p>136.2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70568" calcext:value-type="float">
            <text:p>136.3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76664" calcext:value-type="float">
            <text:p>136.3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94368" calcext:value-type="float">
            <text:p>136.2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73032" calcext:value-type="float">
            <text:p>136.2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5228" calcext:value-type="float">
            <text:p>136.3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4184" calcext:value-type="float">
            <text:p>136.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1136" calcext:value-type="float">
            <text:p>136.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4288" calcext:value-type="float">
            <text:p>137.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9612" calcext:value-type="float">
            <text:p>136.5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83928" calcext:value-type="float">
            <text:p>136.5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08312" calcext:value-type="float">
            <text:p>136.6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05264" calcext:value-type="float">
            <text:p>136.6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71736" calcext:value-type="float">
            <text:p>136.5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53448" calcext:value-type="float">
            <text:p>136.5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20504" calcext:value-type="float">
            <text:p>136.6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29648" calcext:value-type="float">
            <text:p>136.6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29648" calcext:value-type="float">
            <text:p>136.6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47936" calcext:value-type="float">
            <text:p>136.6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60128" calcext:value-type="float">
            <text:p>136.6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6328" calcext:value-type="float">
            <text:p>136.7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10-2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56824" calcext:value-type="float">
            <text:p>137.6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6584" calcext:value-type="float">
            <text:p>138.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6584" calcext:value-type="float">
            <text:p>138.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07216" calcext:value-type="float">
            <text:p>138.5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26344" calcext:value-type="float">
            <text:p>137.6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23296" calcext:value-type="float">
            <text:p>137.6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20248" calcext:value-type="float">
            <text:p>137.6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26344" calcext:value-type="float">
            <text:p>137.6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14152" calcext:value-type="float">
            <text:p>137.6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11104" calcext:value-type="float">
            <text:p>137.6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14152" calcext:value-type="float">
            <text:p>137.6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11104" calcext:value-type="float">
            <text:p>137.6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89768" calcext:value-type="float">
            <text:p>137.5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80624" calcext:value-type="float">
            <text:p>137.5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80624" calcext:value-type="float">
            <text:p>137.5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80624" calcext:value-type="float">
            <text:p>137.5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7148" calcext:value-type="float">
            <text:p>137.5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83672" calcext:value-type="float">
            <text:p>137.5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62336" calcext:value-type="float">
            <text:p>137.5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44048" calcext:value-type="float">
            <text:p>137.5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31856" calcext:value-type="float">
            <text:p>137.5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16616" calcext:value-type="float">
            <text:p>137.5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28808" calcext:value-type="float">
            <text:p>137.5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16616" calcext:value-type="float">
            <text:p>137.5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04424" calcext:value-type="float">
            <text:p>137.5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01376" calcext:value-type="float">
            <text:p>137.5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6448" calcext:value-type="float">
            <text:p>137.6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0352" calcext:value-type="float">
            <text:p>137.6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34" calcext:value-type="float">
            <text:p>137.6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34" calcext:value-type="float">
            <text:p>137.6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0352" calcext:value-type="float">
            <text:p>137.6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0352" calcext:value-type="float">
            <text:p>137.6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87304" calcext:value-type="float">
            <text:p>137.6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87304" calcext:value-type="float">
            <text:p>137.6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84256" calcext:value-type="float">
            <text:p>137.6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81208" calcext:value-type="float">
            <text:p>137.6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81208" calcext:value-type="float">
            <text:p>137.6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35488" calcext:value-type="float">
            <text:p>137.6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35488" calcext:value-type="float">
            <text:p>137.6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35488" calcext:value-type="float">
            <text:p>137.6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23296" calcext:value-type="float">
            <text:p>137.6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10-1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3244" calcext:value-type="float">
            <text:p>137.6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92816" calcext:value-type="float">
            <text:p>137.5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44048" calcext:value-type="float">
            <text:p>137.5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52608" calcext:value-type="float">
            <text:p>137.4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97744" calcext:value-type="float">
            <text:p>137.3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85552" calcext:value-type="float">
            <text:p>137.3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36784" calcext:value-type="float">
            <text:p>137.3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72776" calcext:value-type="float">
            <text:p>137.2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1428" calcext:value-type="float">
            <text:p>137.1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19792" calcext:value-type="float">
            <text:p>137.0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28352" calcext:value-type="float">
            <text:p>136.9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7044" calcext:value-type="float">
            <text:p>136.8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6432" calcext:value-type="float">
            <text:p>136.8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6328" calcext:value-type="float">
            <text:p>136.7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7232" calcext:value-type="float">
            <text:p>136.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1136" calcext:value-type="float">
            <text:p>136.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83928" calcext:value-type="float">
            <text:p>136.5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6564" calcext:value-type="float">
            <text:p>136.5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6564" calcext:value-type="float">
            <text:p>136.5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504" calcext:value-type="float">
            <text:p>136.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0468" calcext:value-type="float">
            <text:p>136.5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55328" calcext:value-type="float">
            <text:p>136.3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82176" calcext:value-type="float">
            <text:p>136.2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51112" calcext:value-type="float">
            <text:p>136.1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32" calcext:value-type="float">
            <text:p>136.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14536" calcext:value-type="float">
            <text:p>136.1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32" calcext:value-type="float">
            <text:p>136.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35872" calcext:value-type="float">
            <text:p>136.1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694" calcext:value-type="float">
            <text:p>136.1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24264" calcext:value-type="float">
            <text:p>136.2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8168" calcext:value-type="float">
            <text:p>136.2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24264" calcext:value-type="float">
            <text:p>136.2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66936" calcext:value-type="float">
            <text:p>136.2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82176" calcext:value-type="float">
            <text:p>136.2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218" calcext:value-type="float">
            <text:p>136.3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46184" calcext:value-type="float">
            <text:p>136.3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3704" calcext:value-type="float">
            <text:p>136.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94952" calcext:value-type="float">
            <text:p>136.3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4372" calcext:value-type="float">
            <text:p>136.4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77248" calcext:value-type="float">
            <text:p>136.4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92488" calcext:value-type="float">
            <text:p>136.4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1992" calcext:value-type="float">
            <text:p>136.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0468" calcext:value-type="float">
            <text:p>136.5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93072" calcext:value-type="float">
            <text:p>136.5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38792" calcext:value-type="float">
            <text:p>136.6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08312" calcext:value-type="float">
            <text:p>136.6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75368" calcext:value-type="float">
            <text:p>136.6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90608" calcext:value-type="float">
            <text:p>136.6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78416" calcext:value-type="float">
            <text:p>136.6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27184" calcext:value-type="float">
            <text:p>136.7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90608" calcext:value-type="float">
            <text:p>136.6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45472" calcext:value-type="float">
            <text:p>136.7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88144" calcext:value-type="float">
            <text:p>136.7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15576" calcext:value-type="float">
            <text:p>136.8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33864" calcext:value-type="float">
            <text:p>136.8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9424" calcext:value-type="float">
            <text:p>136.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33864" calcext:value-type="float">
            <text:p>136.8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64344" calcext:value-type="float">
            <text:p>136.8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10-02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0712" calcext:value-type="float">
            <text:p>136.7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9028" calcext:value-type="float">
            <text:p>135.5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3412" calcext:value-type="float">
            <text:p>135.8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67648" calcext:value-type="float">
            <text:p>135.8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58504" calcext:value-type="float">
            <text:p>135.8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82888" calcext:value-type="float">
            <text:p>135.8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82888" calcext:value-type="float">
            <text:p>135.8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3264" calcext:value-type="float">
            <text:p>135.8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24976" calcext:value-type="float">
            <text:p>135.8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24976" calcext:value-type="float">
            <text:p>135.8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3412" calcext:value-type="float">
            <text:p>135.8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936" calcext:value-type="float">
            <text:p>135.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22512" calcext:value-type="float">
            <text:p>135.9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73744" calcext:value-type="float">
            <text:p>135.8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04224" calcext:value-type="float">
            <text:p>135.9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52992" calcext:value-type="float">
            <text:p>135.9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95664" calcext:value-type="float">
            <text:p>135.9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80424" calcext:value-type="float">
            <text:p>135.9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50528" calcext:value-type="float">
            <text:p>136.0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50528" calcext:value-type="float">
            <text:p>136.0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74912" calcext:value-type="float">
            <text:p>136.0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0152" calcext:value-type="float">
            <text:p>136.0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6728" calcext:value-type="float">
            <text:p>136.1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57208" calcext:value-type="float">
            <text:p>136.1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2072" calcext:value-type="float">
            <text:p>136.2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456" calcext:value-type="float">
            <text:p>136.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88272" calcext:value-type="float">
            <text:p>136.2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18752" calcext:value-type="float">
            <text:p>136.3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30944" calcext:value-type="float">
            <text:p>136.3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218" calcext:value-type="float">
            <text:p>136.3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91904" calcext:value-type="float">
            <text:p>136.3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77248" calcext:value-type="float">
            <text:p>136.4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71152" calcext:value-type="float">
            <text:p>136.4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92488" calcext:value-type="float">
            <text:p>136.4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22968" calcext:value-type="float">
            <text:p>136.5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41256" calcext:value-type="float">
            <text:p>136.5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266" calcext:value-type="float">
            <text:p>136.6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47936" calcext:value-type="float">
            <text:p>136.6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7232" calcext:value-type="float">
            <text:p>136.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96704" calcext:value-type="float">
            <text:p>136.6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11944" calcext:value-type="float">
            <text:p>136.7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10-10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0232" calcext:value-type="float">
            <text:p>136.7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3384" calcext:value-type="float">
            <text:p>136.8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36912" calcext:value-type="float">
            <text:p>136.8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30816" calcext:value-type="float">
            <text:p>136.8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76536" calcext:value-type="float">
            <text:p>136.8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34448" calcext:value-type="float">
            <text:p>136.9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6188" calcext:value-type="float">
            <text:p>136.9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10648" calcext:value-type="float">
            <text:p>137.0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50272" calcext:value-type="float">
            <text:p>137.0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41128" calcext:value-type="float">
            <text:p>137.0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13696" calcext:value-type="float">
            <text:p>137.0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6188" calcext:value-type="float">
            <text:p>136.9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314" calcext:value-type="float">
            <text:p>136.9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664" calcext:value-type="float">
            <text:p>136.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25304" calcext:value-type="float">
            <text:p>136.9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97872" calcext:value-type="float">
            <text:p>136.8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30816" calcext:value-type="float">
            <text:p>136.8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51568" calcext:value-type="float">
            <text:p>136.7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32696" calcext:value-type="float">
            <text:p>136.6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41256" calcext:value-type="float">
            <text:p>136.5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38208" calcext:value-type="float">
            <text:p>136.5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49816" calcext:value-type="float">
            <text:p>136.4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85808" calcext:value-type="float">
            <text:p>136.3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49232" calcext:value-type="float">
            <text:p>136.3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12656" calcext:value-type="float">
            <text:p>136.3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6084" calcext:value-type="float">
            <text:p>136.2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2072" calcext:value-type="float">
            <text:p>136.2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5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96832" calcext:value-type="float">
            <text:p>136.1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5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32824" calcext:value-type="float">
            <text:p>136.1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14536" calcext:value-type="float">
            <text:p>136.1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05392" calcext:value-type="float">
            <text:p>136.1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5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4748" calcext:value-type="float">
            <text:p>136.0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5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176" calcext:value-type="float">
            <text:p>136.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4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95664" calcext:value-type="float">
            <text:p>135.9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95664" calcext:value-type="float">
            <text:p>135.9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7128" calcext:value-type="float">
            <text:p>135.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4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22512" calcext:value-type="float">
            <text:p>135.9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4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9508" calcext:value-type="float">
            <text:p>135.8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16416" calcext:value-type="float">
            <text:p>135.9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3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01176" calcext:value-type="float">
            <text:p>135.9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9944" calcext:value-type="float">
            <text:p>135.9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3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85936" calcext:value-type="float">
            <text:p>135.8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1032" calcext:value-type="float">
            <text:p>135.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3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9944" calcext:value-type="float">
            <text:p>135.9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6896" calcext:value-type="float">
            <text:p>135.9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2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92616" calcext:value-type="float">
            <text:p>135.9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41384" calcext:value-type="float">
            <text:p>136.0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2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35288" calcext:value-type="float">
            <text:p>136.0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74912" calcext:value-type="float">
            <text:p>136.0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2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71864" calcext:value-type="float">
            <text:p>136.0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1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44432" calcext:value-type="float">
            <text:p>136.0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272" calcext:value-type="float">
            <text:p>136.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1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9776" calcext:value-type="float">
            <text:p>136.1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05392" calcext:value-type="float">
            <text:p>136.1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90736" calcext:value-type="float">
            <text:p>136.1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51112" calcext:value-type="float">
            <text:p>136.1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12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78544" calcext:value-type="float">
            <text:p>136.1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87688" calcext:value-type="float">
            <text:p>136.1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48648" calcext:value-type="float">
            <text:p>136.2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12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57792" calcext:value-type="float">
            <text:p>136.2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12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30944" calcext:value-type="float">
            <text:p>136.3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70568" calcext:value-type="float">
            <text:p>136.3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07144" calcext:value-type="float">
            <text:p>136.4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11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07144" calcext:value-type="float">
            <text:p>136.4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68104" calcext:value-type="float">
            <text:p>136.4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98584" calcext:value-type="float">
            <text:p>136.4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11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38208" calcext:value-type="float">
            <text:p>136.5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62592" calcext:value-type="float">
            <text:p>136.5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53448" calcext:value-type="float">
            <text:p>136.5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10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68688" calcext:value-type="float">
            <text:p>136.5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10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59544" calcext:value-type="float">
            <text:p>136.5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10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83928" calcext:value-type="float">
            <text:p>136.5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10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90024" calcext:value-type="float">
            <text:p>136.5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10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1136" calcext:value-type="float">
            <text:p>136.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05264" calcext:value-type="float">
            <text:p>136.6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028" calcext:value-type="float">
            <text:p>136.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9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11944" calcext:value-type="float">
            <text:p>136.7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27184" calcext:value-type="float">
            <text:p>136.7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9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63176" calcext:value-type="float">
            <text:p>136.6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9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54032" calcext:value-type="float">
            <text:p>136.6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90608" calcext:value-type="float">
            <text:p>136.6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8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45472" calcext:value-type="float">
            <text:p>136.7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54032" calcext:value-type="float">
            <text:p>136.6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53448" calcext:value-type="float">
            <text:p>136.5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8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2384" calcext:value-type="float">
            <text:p>136.4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27896" calcext:value-type="float">
            <text:p>136.3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456" calcext:value-type="float">
            <text:p>136.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7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05976" calcext:value-type="float">
            <text:p>136.2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57208" calcext:value-type="float">
            <text:p>136.1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7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14536" calcext:value-type="float">
            <text:p>136.1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50528" calcext:value-type="float">
            <text:p>136.0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7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98712" calcext:value-type="float">
            <text:p>135.9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7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31656" calcext:value-type="float">
            <text:p>135.9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9508" calcext:value-type="float">
            <text:p>135.8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6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1888" calcext:value-type="float">
            <text:p>135.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12784" calcext:value-type="float">
            <text:p>135.8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45728" calcext:value-type="float">
            <text:p>135.7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6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6648" calcext:value-type="float">
            <text:p>135.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57336" calcext:value-type="float">
            <text:p>135.6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63432" calcext:value-type="float">
            <text:p>135.6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5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87816" calcext:value-type="float">
            <text:p>135.6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63432" calcext:value-type="float">
            <text:p>135.6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5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42096" calcext:value-type="float">
            <text:p>135.6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5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29904" calcext:value-type="float">
            <text:p>135.6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5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96376" calcext:value-type="float">
            <text:p>135.5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2076" calcext:value-type="float">
            <text:p>135.6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11616" calcext:value-type="float">
            <text:p>135.6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62848" calcext:value-type="float">
            <text:p>135.5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4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71992" calcext:value-type="float">
            <text:p>135.5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4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02472" calcext:value-type="float">
            <text:p>135.6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93328" calcext:value-type="float">
            <text:p>135.5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3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23808" calcext:value-type="float">
            <text:p>135.6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3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17712" calcext:value-type="float">
            <text:p>135.6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26856" calcext:value-type="float">
            <text:p>135.6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3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14664" calcext:value-type="float">
            <text:p>135.6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3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32952" calcext:value-type="float">
            <text:p>135.6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60384" calcext:value-type="float">
            <text:p>135.6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2744" calcext:value-type="float">
            <text:p>135.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2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06104" calcext:value-type="float">
            <text:p>135.7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48776" calcext:value-type="float">
            <text:p>135.7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5792" calcext:value-type="float">
            <text:p>135.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2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0364" calcext:value-type="float">
            <text:p>135.8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55456" calcext:value-type="float">
            <text:p>135.8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7984" calcext:value-type="float">
            <text:p>135.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1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3264" calcext:value-type="float">
            <text:p>135.8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07272" calcext:value-type="float">
            <text:p>135.9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65184" calcext:value-type="float">
            <text:p>135.9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77376" calcext:value-type="float">
            <text:p>135.9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17" calcext:value-type="float">
            <text:p>136.0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6144" calcext:value-type="float">
            <text:p>136.0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12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92616" calcext:value-type="float">
            <text:p>135.9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272" calcext:value-type="float">
            <text:p>136.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9296" calcext:value-type="float">
            <text:p>136.0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9192" calcext:value-type="float">
            <text:p>136.0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12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7796" calcext:value-type="float">
            <text:p>136.0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12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9296" calcext:value-type="float">
            <text:p>136.0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12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81592" calcext:value-type="float">
            <text:p>136.1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11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2072" calcext:value-type="float">
            <text:p>136.2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1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21216" calcext:value-type="float">
            <text:p>136.2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73032" calcext:value-type="float">
            <text:p>136.2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11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82176" calcext:value-type="float">
            <text:p>136.2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1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3512" calcext:value-type="float">
            <text:p>136.3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55328" calcext:value-type="float">
            <text:p>136.3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848" calcext:value-type="float">
            <text:p>136.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10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324" calcext:value-type="float">
            <text:p>136.4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10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2384" calcext:value-type="float">
            <text:p>136.4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91904" calcext:value-type="float">
            <text:p>136.3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10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6752" calcext:value-type="float">
            <text:p>136.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91904" calcext:value-type="float">
            <text:p>136.3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04096" calcext:value-type="float">
            <text:p>136.4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10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34576" calcext:value-type="float">
            <text:p>136.4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9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2384" calcext:value-type="float">
            <text:p>136.4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9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22968" calcext:value-type="float">
            <text:p>136.5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9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8088" calcext:value-type="float">
            <text:p>136.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10776" calcext:value-type="float">
            <text:p>136.5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37624" calcext:value-type="float">
            <text:p>136.4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40672" calcext:value-type="float">
            <text:p>136.4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07144" calcext:value-type="float">
            <text:p>136.4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8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52864" calcext:value-type="float">
            <text:p>136.4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8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07728" calcext:value-type="float">
            <text:p>136.5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8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13824" calcext:value-type="float">
            <text:p>136.5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8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34576" calcext:value-type="float">
            <text:p>136.4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5228" calcext:value-type="float">
            <text:p>136.3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6752" calcext:value-type="float">
            <text:p>136.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7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05976" calcext:value-type="float">
            <text:p>136.2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48064" calcext:value-type="float">
            <text:p>136.1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9296" calcext:value-type="float">
            <text:p>136.0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7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3224" calcext:value-type="float">
            <text:p>136.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01176" calcext:value-type="float">
            <text:p>135.9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6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52408" calcext:value-type="float">
            <text:p>135.8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6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76208" calcext:value-type="float">
            <text:p>135.7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6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48776" calcext:value-type="float">
            <text:p>135.7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6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18296" calcext:value-type="float">
            <text:p>135.7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6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21344" calcext:value-type="float">
            <text:p>135.7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2744" calcext:value-type="float">
            <text:p>135.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5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7316" calcext:value-type="float">
            <text:p>135.7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5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97544" calcext:value-type="float">
            <text:p>135.7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646" calcext:value-type="float">
            <text:p>135.8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5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1032" calcext:value-type="float">
            <text:p>135.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5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7984" calcext:value-type="float">
            <text:p>135.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4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6896" calcext:value-type="float">
            <text:p>135.9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4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2556" calcext:value-type="float">
            <text:p>135.9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4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07272" calcext:value-type="float">
            <text:p>135.9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08" calcext:value-type="float">
            <text:p>135.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6896" calcext:value-type="float">
            <text:p>135.9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1032" calcext:value-type="float">
            <text:p>135.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80424" calcext:value-type="float">
            <text:p>135.9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3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68232" calcext:value-type="float">
            <text:p>135.9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3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13368" calcext:value-type="float">
            <text:p>135.9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89568" calcext:value-type="float">
            <text:p>135.9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3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176" calcext:value-type="float">
            <text:p>136.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3096" calcext:value-type="float">
            <text:p>136.0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84056" calcext:value-type="float">
            <text:p>136.0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17584" calcext:value-type="float">
            <text:p>136.1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81008" calcext:value-type="float">
            <text:p>136.0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11488" calcext:value-type="float">
            <text:p>136.1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8168" calcext:value-type="float">
            <text:p>136.2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33992" calcext:value-type="float">
            <text:p>136.3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456" calcext:value-type="float">
            <text:p>136.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88272" calcext:value-type="float">
            <text:p>136.2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96832" calcext:value-type="float">
            <text:p>136.1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8168" calcext:value-type="float">
            <text:p>136.2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48648" calcext:value-type="float">
            <text:p>136.2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18752" calcext:value-type="float">
            <text:p>136.3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33992" calcext:value-type="float">
            <text:p>136.3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324" calcext:value-type="float">
            <text:p>136.4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40672" calcext:value-type="float">
            <text:p>136.4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5432" calcext:value-type="float">
            <text:p>136.4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65056" calcext:value-type="float">
            <text:p>136.4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16872" calcext:value-type="float">
            <text:p>136.5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1992" calcext:value-type="float">
            <text:p>136.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29064" calcext:value-type="float">
            <text:p>136.5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74784" calcext:value-type="float">
            <text:p>136.5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266" calcext:value-type="float">
            <text:p>136.6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7232" calcext:value-type="float">
            <text:p>136.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69272" calcext:value-type="float">
            <text:p>136.6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08896" calcext:value-type="float">
            <text:p>136.7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14992" calcext:value-type="float">
            <text:p>136.7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1804" calcext:value-type="float">
            <text:p>136.7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11944" calcext:value-type="float">
            <text:p>136.7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1804" calcext:value-type="float">
            <text:p>136.7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8756" calcext:value-type="float">
            <text:p>136.6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8756" calcext:value-type="float">
            <text:p>136.6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23552" calcext:value-type="float">
            <text:p>136.6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9612" calcext:value-type="float">
            <text:p>136.5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29648" calcext:value-type="float">
            <text:p>136.6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86976" calcext:value-type="float">
            <text:p>136.5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4372" calcext:value-type="float">
            <text:p>136.4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0192" calcext:value-type="float">
            <text:p>136.4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91904" calcext:value-type="float">
            <text:p>136.3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70568" calcext:value-type="float">
            <text:p>136.3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01048" calcext:value-type="float">
            <text:p>136.4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9608" calcext:value-type="float">
            <text:p>136.3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54744" calcext:value-type="float">
            <text:p>136.2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368" calcext:value-type="float">
            <text:p>136.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11488" calcext:value-type="float">
            <text:p>136.1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05392" calcext:value-type="float">
            <text:p>136.1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6728" calcext:value-type="float">
            <text:p>136.1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9776" calcext:value-type="float">
            <text:p>136.1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59672" calcext:value-type="float">
            <text:p>136.0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98712" calcext:value-type="float">
            <text:p>135.9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80424" calcext:value-type="float">
            <text:p>135.9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80424" calcext:value-type="float">
            <text:p>135.9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0048" calcext:value-type="float">
            <text:p>136.0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41384" calcext:value-type="float">
            <text:p>136.0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272" calcext:value-type="float">
            <text:p>136.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17" calcext:value-type="float">
            <text:p>136.0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95664" calcext:value-type="float">
            <text:p>135.9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4808" calcext:value-type="float">
            <text:p>136.0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3848" calcext:value-type="float">
            <text:p>135.9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37752" calcext:value-type="float">
            <text:p>135.9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5604" calcext:value-type="float">
            <text:p>135.9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01176" calcext:value-type="float">
            <text:p>135.9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6312" calcext:value-type="float">
            <text:p>135.8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55456" calcext:value-type="float">
            <text:p>135.8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58504" calcext:value-type="float">
            <text:p>135.8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24976" calcext:value-type="float">
            <text:p>135.8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76208" calcext:value-type="float">
            <text:p>135.7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51824" calcext:value-type="float">
            <text:p>135.7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5792" calcext:value-type="float">
            <text:p>135.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884" calcext:value-type="float">
            <text:p>135.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51824" calcext:value-type="float">
            <text:p>135.7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3412" calcext:value-type="float">
            <text:p>135.8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7984" calcext:value-type="float">
            <text:p>135.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82888" calcext:value-type="float">
            <text:p>135.8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98128" calcext:value-type="float">
            <text:p>135.8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19464" calcext:value-type="float">
            <text:p>135.9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85936" calcext:value-type="float">
            <text:p>135.8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22512" calcext:value-type="float">
            <text:p>135.9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62136" calcext:value-type="float">
            <text:p>135.9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35288" calcext:value-type="float">
            <text:p>136.0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3096" calcext:value-type="float">
            <text:p>136.0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0048" calcext:value-type="float">
            <text:p>136.0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98712" calcext:value-type="float">
            <text:p>135.9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50528" calcext:value-type="float">
            <text:p>136.0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17584" calcext:value-type="float">
            <text:p>136.1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368" calcext:value-type="float">
            <text:p>136.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3892" calcext:value-type="float">
            <text:p>136.1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48064" calcext:value-type="float">
            <text:p>136.1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5416" calcext:value-type="float">
            <text:p>136.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87688" calcext:value-type="float">
            <text:p>136.1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72448" calcext:value-type="float">
            <text:p>136.1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36456" calcext:value-type="float">
            <text:p>136.2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63888" calcext:value-type="float">
            <text:p>136.2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24848" calcext:value-type="float">
            <text:p>136.3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0464" calcext:value-type="float">
            <text:p>136.3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33992" calcext:value-type="float">
            <text:p>136.3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218" calcext:value-type="float">
            <text:p>136.3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58376" calcext:value-type="float">
            <text:p>136.3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76664" calcext:value-type="float">
            <text:p>136.3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6752" calcext:value-type="float">
            <text:p>136.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9336" calcext:value-type="float">
            <text:p>136.4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4372" calcext:value-type="float">
            <text:p>136.4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0296" calcext:value-type="float">
            <text:p>136.4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34576" calcext:value-type="float">
            <text:p>136.4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65056" calcext:value-type="float">
            <text:p>136.4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49816" calcext:value-type="float">
            <text:p>136.4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5896" calcext:value-type="float">
            <text:p>136.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52864" calcext:value-type="float">
            <text:p>136.4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37624" calcext:value-type="float">
            <text:p>136.4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40672" calcext:value-type="float">
            <text:p>136.4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43136" calcext:value-type="float">
            <text:p>136.3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0464" calcext:value-type="float">
            <text:p>136.3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33408" calcext:value-type="float">
            <text:p>136.2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98" calcext:value-type="float">
            <text:p>136.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57208" calcext:value-type="float">
            <text:p>136.1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02344" calcext:value-type="float">
            <text:p>136.1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10904" calcext:value-type="float">
            <text:p>136.0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9944" calcext:value-type="float">
            <text:p>135.9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31072" calcext:value-type="float">
            <text:p>135.8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79256" calcext:value-type="float">
            <text:p>135.7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7316" calcext:value-type="float">
            <text:p>135.7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67064" calcext:value-type="float">
            <text:p>135.7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67064" calcext:value-type="float">
            <text:p>135.7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70112" calcext:value-type="float">
            <text:p>135.7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7316" calcext:value-type="float">
            <text:p>135.7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60968" calcext:value-type="float">
            <text:p>135.7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94496" calcext:value-type="float">
            <text:p>135.7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75624" calcext:value-type="float">
            <text:p>135.6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7504" calcext:value-type="float">
            <text:p>135.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72576" calcext:value-type="float">
            <text:p>135.6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26856" calcext:value-type="float">
            <text:p>135.6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68944" calcext:value-type="float">
            <text:p>135.5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0552" calcext:value-type="float">
            <text:p>135.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35416" calcext:value-type="float">
            <text:p>135.5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23224" calcext:value-type="float">
            <text:p>135.5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86648" calcext:value-type="float">
            <text:p>135.4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07984" calcext:value-type="float">
            <text:p>135.5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41512" calcext:value-type="float">
            <text:p>135.5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9884" calcext:value-type="float">
            <text:p>135.4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074" calcext:value-type="float">
            <text:p>135.4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7692" calcext:value-type="float">
            <text:p>135.3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16544" calcext:value-type="float">
            <text:p>135.4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9216" calcext:value-type="float">
            <text:p>135.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86064" calcext:value-type="float">
            <text:p>135.3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19592" calcext:value-type="float">
            <text:p>135.4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6836" calcext:value-type="float">
            <text:p>135.4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74456" calcext:value-type="float">
            <text:p>135.4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38464" calcext:value-type="float">
            <text:p>135.5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598" calcext:value-type="float">
            <text:p>135.5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1408" calcext:value-type="float">
            <text:p>135.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62848" calcext:value-type="float">
            <text:p>135.5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02472" calcext:value-type="float">
            <text:p>135.6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96376" calcext:value-type="float">
            <text:p>135.5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84184" calcext:value-type="float">
            <text:p>135.5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36" calcext:value-type="float">
            <text:p>135.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5124" calcext:value-type="float">
            <text:p>135.6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0552" calcext:value-type="float">
            <text:p>135.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5124" calcext:value-type="float">
            <text:p>135.6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90864" calcext:value-type="float">
            <text:p>135.6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8172" calcext:value-type="float">
            <text:p>135.6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54288" calcext:value-type="float">
            <text:p>135.6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60968" calcext:value-type="float">
            <text:p>135.7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45728" calcext:value-type="float">
            <text:p>135.7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0364" calcext:value-type="float">
            <text:p>135.8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04224" calcext:value-type="float">
            <text:p>135.9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82888" calcext:value-type="float">
            <text:p>135.8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61552" calcext:value-type="float">
            <text:p>135.8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1888" calcext:value-type="float">
            <text:p>135.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21344" calcext:value-type="float">
            <text:p>135.7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1888" calcext:value-type="float">
            <text:p>135.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30488" calcext:value-type="float">
            <text:p>135.7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64016" calcext:value-type="float">
            <text:p>135.7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82304" calcext:value-type="float">
            <text:p>135.7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79256" calcext:value-type="float">
            <text:p>135.7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936" calcext:value-type="float">
            <text:p>135.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24976" calcext:value-type="float">
            <text:p>135.8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07272" calcext:value-type="float">
            <text:p>135.9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5604" calcext:value-type="float">
            <text:p>135.9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80424" calcext:value-type="float">
            <text:p>135.9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98712" calcext:value-type="float">
            <text:p>135.9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3224" calcext:value-type="float">
            <text:p>136.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14536" calcext:value-type="float">
            <text:p>136.1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368" calcext:value-type="float">
            <text:p>136.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32" calcext:value-type="float">
            <text:p>136.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95664" calcext:value-type="float">
            <text:p>135.9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68232" calcext:value-type="float">
            <text:p>135.9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74328" calcext:value-type="float">
            <text:p>135.9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2556" calcext:value-type="float">
            <text:p>135.9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0216" calcext:value-type="float">
            <text:p>135.8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7316" calcext:value-type="float">
            <text:p>135.7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5124" calcext:value-type="float">
            <text:p>135.6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2076" calcext:value-type="float">
            <text:p>135.6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14664" calcext:value-type="float">
            <text:p>135.6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884" calcext:value-type="float">
            <text:p>135.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05192" calcext:value-type="float">
            <text:p>134.5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0824" calcext:value-type="float">
            <text:p>134.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20432" calcext:value-type="float">
            <text:p>134.5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4728" calcext:value-type="float">
            <text:p>134.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96632" calcext:value-type="float">
            <text:p>134.5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692" calcext:value-type="float">
            <text:p>134.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72248" calcext:value-type="float">
            <text:p>134.5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61224" calcext:value-type="float">
            <text:p>134.7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8256" calcext:value-type="float">
            <text:p>134.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64856" calcext:value-type="float">
            <text:p>134.8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49032" calcext:value-type="float">
            <text:p>134.7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73416" calcext:value-type="float">
            <text:p>134.7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25232" calcext:value-type="float">
            <text:p>134.8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15504" calcext:value-type="float">
            <text:p>134.7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03312" calcext:value-type="float">
            <text:p>134.7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6064" calcext:value-type="float">
            <text:p>134.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85608" calcext:value-type="float">
            <text:p>134.7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09992" calcext:value-type="float">
            <text:p>134.8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17968" calcext:value-type="float">
            <text:p>134.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30744" calcext:value-type="float">
            <text:p>134.7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67904" calcext:value-type="float">
            <text:p>134.8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25816" calcext:value-type="float">
            <text:p>134.9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9592" calcext:value-type="float">
            <text:p>134.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53248" calcext:value-type="float">
            <text:p>134.9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64144" calcext:value-type="float">
            <text:p>135.2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88528" calcext:value-type="float">
            <text:p>135.2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18424" calcext:value-type="float">
            <text:p>135.2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21472" calcext:value-type="float">
            <text:p>135.2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27568" calcext:value-type="float">
            <text:p>135.2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27568" calcext:value-type="float">
            <text:p>135.2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7024" calcext:value-type="float">
            <text:p>135.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76336" calcext:value-type="float">
            <text:p>135.2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91576" calcext:value-type="float">
            <text:p>135.2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88528" calcext:value-type="float">
            <text:p>135.2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1596" calcext:value-type="float">
            <text:p>135.3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37296" calcext:value-type="float">
            <text:p>135.3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79968" calcext:value-type="float">
            <text:p>135.3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7692" calcext:value-type="float">
            <text:p>135.3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89112" calcext:value-type="float">
            <text:p>135.3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9216" calcext:value-type="float">
            <text:p>135.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43976" calcext:value-type="float">
            <text:p>135.4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2264" calcext:value-type="float">
            <text:p>135.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9216" calcext:value-type="float">
            <text:p>135.4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2264" calcext:value-type="float">
            <text:p>135.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16544" calcext:value-type="float">
            <text:p>135.4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40928" calcext:value-type="float">
            <text:p>135.4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9216" calcext:value-type="float">
            <text:p>135.4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6168" calcext:value-type="float">
            <text:p>135.4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0072" calcext:value-type="float">
            <text:p>135.4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0072" calcext:value-type="float">
            <text:p>135.4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6168" calcext:value-type="float">
            <text:p>135.4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3788" calcext:value-type="float">
            <text:p>135.4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312" calcext:value-type="float">
            <text:p>135.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74456" calcext:value-type="float">
            <text:p>135.4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74456" calcext:value-type="float">
            <text:p>135.4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74456" calcext:value-type="float">
            <text:p>135.4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74456" calcext:value-type="float">
            <text:p>135.4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43976" calcext:value-type="float">
            <text:p>135.4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312" calcext:value-type="float">
            <text:p>135.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3788" calcext:value-type="float">
            <text:p>135.4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43976" calcext:value-type="float">
            <text:p>135.4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47024" calcext:value-type="float">
            <text:p>135.4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6168" calcext:value-type="float">
            <text:p>135.4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28736" calcext:value-type="float">
            <text:p>135.4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04352" calcext:value-type="float">
            <text:p>135.4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0552" calcext:value-type="float">
            <text:p>135.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86064" calcext:value-type="float">
            <text:p>135.3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36" calcext:value-type="float">
            <text:p>135.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67064" calcext:value-type="float">
            <text:p>135.7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7316" calcext:value-type="float">
            <text:p>135.7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99424" calcext:value-type="float">
            <text:p>135.5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20176" calcext:value-type="float">
            <text:p>135.5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95208" calcext:value-type="float">
            <text:p>135.3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20176" calcext:value-type="float">
            <text:p>135.5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38464" calcext:value-type="float">
            <text:p>135.5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598" calcext:value-type="float">
            <text:p>135.5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9216" calcext:value-type="float">
            <text:p>135.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6168" calcext:value-type="float">
            <text:p>135.4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176" calcext:value-type="float">
            <text:p>136.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28024" calcext:value-type="float">
            <text:p>135.8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82888" calcext:value-type="float">
            <text:p>135.8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16416" calcext:value-type="float">
            <text:p>135.9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73872" calcext:value-type="float">
            <text:p>135.3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78672" calcext:value-type="float">
            <text:p>135.6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0824" calcext:value-type="float">
            <text:p>134.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20432" calcext:value-type="float">
            <text:p>134.5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96048" calcext:value-type="float">
            <text:p>134.4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17384" calcext:value-type="float">
            <text:p>134.5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66152" calcext:value-type="float">
            <text:p>134.5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15504" calcext:value-type="float">
            <text:p>134.7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4728" calcext:value-type="float">
            <text:p>134.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13752" calcext:value-type="float">
            <text:p>134.4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4728" calcext:value-type="float">
            <text:p>134.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9488" calcext:value-type="float">
            <text:p>134.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9488" calcext:value-type="float">
            <text:p>134.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52792" calcext:value-type="float">
            <text:p>134.3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0156" calcext:value-type="float">
            <text:p>134.4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24064" calcext:value-type="float">
            <text:p>134.6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85608" calcext:value-type="float">
            <text:p>134.7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76464" calcext:value-type="float">
            <text:p>134.7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9968" calcext:value-type="float">
            <text:p>134.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6064" calcext:value-type="float">
            <text:p>134.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6064" calcext:value-type="float">
            <text:p>134.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54544" calcext:value-type="float">
            <text:p>134.6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54544" calcext:value-type="float">
            <text:p>134.6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5208" calcext:value-type="float">
            <text:p>134.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42936" calcext:value-type="float">
            <text:p>134.7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5208" calcext:value-type="float">
            <text:p>134.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03896" calcext:value-type="float">
            <text:p>134.8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5208" calcext:value-type="float">
            <text:p>134.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09992" calcext:value-type="float">
            <text:p>134.8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25816" calcext:value-type="float">
            <text:p>134.9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70952" calcext:value-type="float">
            <text:p>134.8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22768" calcext:value-type="float">
            <text:p>134.9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8924" calcext:value-type="float">
            <text:p>134.8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0448" calcext:value-type="float">
            <text:p>134.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86776" calcext:value-type="float">
            <text:p>134.9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28864" calcext:value-type="float">
            <text:p>134.9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29448" calcext:value-type="float">
            <text:p>135.0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1784" calcext:value-type="float">
            <text:p>135.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42224" calcext:value-type="float">
            <text:p>135.1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42808" calcext:value-type="float">
            <text:p>135.2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76336" calcext:value-type="float">
            <text:p>135.2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0552" calcext:value-type="float">
            <text:p>135.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80808" calcext:value-type="float">
            <text:p>134.4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7776" calcext:value-type="float">
            <text:p>134.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96048" calcext:value-type="float">
            <text:p>134.4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96048" calcext:value-type="float">
            <text:p>134.4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86904" calcext:value-type="float">
            <text:p>134.4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29576" calcext:value-type="float">
            <text:p>134.5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9968" calcext:value-type="float">
            <text:p>134.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3016" calcext:value-type="float">
            <text:p>134.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9968" calcext:value-type="float">
            <text:p>134.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692" calcext:value-type="float">
            <text:p>134.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3016" calcext:value-type="float">
            <text:p>134.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57592" calcext:value-type="float">
            <text:p>134.6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02728" calcext:value-type="float">
            <text:p>134.6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5396" calcext:value-type="float">
            <text:p>134.5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86904" calcext:value-type="float">
            <text:p>134.4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7776" calcext:value-type="float">
            <text:p>134.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68616" calcext:value-type="float">
            <text:p>134.4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28992" calcext:value-type="float">
            <text:p>134.4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52792" calcext:value-type="float">
            <text:p>134.3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88784" calcext:value-type="float">
            <text:p>134.2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94296" calcext:value-type="float">
            <text:p>134.1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25488" calcext:value-type="float">
            <text:p>133.8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98056" calcext:value-type="float">
            <text:p>133.7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008" calcext:value-type="float">
            <text:p>133.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27952" calcext:value-type="float">
            <text:p>133.7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0896" calcext:value-type="float">
            <text:p>133.6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1764" calcext:value-type="float">
            <text:p>133.5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92672" calcext:value-type="float">
            <text:p>133.3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008" calcext:value-type="float">
            <text:p>133.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4916" calcext:value-type="float">
            <text:p>134.2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296" calcext:value-type="float">
            <text:p>134.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3768" calcext:value-type="float">
            <text:p>133.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51168" calcext:value-type="float">
            <text:p>133.5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3476" calcext:value-type="float">
            <text:p>133.3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1472" calcext:value-type="float">
            <text:p>133.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8424" calcext:value-type="float">
            <text:p>132.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96432" calcext:value-type="float">
            <text:p>132.9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98896" calcext:value-type="float">
            <text:p>132.8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95848" calcext:value-type="float">
            <text:p>132.8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01944" calcext:value-type="float">
            <text:p>132.9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25744" calcext:value-type="float">
            <text:p>132.8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452" calcext:value-type="float">
            <text:p>133.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47664" calcext:value-type="float">
            <text:p>132.9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87872" calcext:value-type="float">
            <text:p>133.0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90336" calcext:value-type="float">
            <text:p>132.9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93384" calcext:value-type="float">
            <text:p>132.9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04408" calcext:value-type="float">
            <text:p>132.8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3184" calcext:value-type="float">
            <text:p>132.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65368" calcext:value-type="float">
            <text:p>132.8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89752" calcext:value-type="float">
            <text:p>132.8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852" calcext:value-type="float">
            <text:p>132.9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62904" calcext:value-type="float">
            <text:p>132.9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75096" calcext:value-type="float">
            <text:p>132.9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11672" calcext:value-type="float">
            <text:p>133.0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328" calcext:value-type="float">
            <text:p>132.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1472" calcext:value-type="float">
            <text:p>133.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69" calcext:value-type="float">
            <text:p>132.9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02528" calcext:value-type="float">
            <text:p>133.0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0908" calcext:value-type="float">
            <text:p>133.6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7848" calcext:value-type="float">
            <text:p>133.6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956" calcext:value-type="float">
            <text:p>133.6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48" calcext:value-type="float">
            <text:p>133.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6576" calcext:value-type="float">
            <text:p>133.3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6848" calcext:value-type="float">
            <text:p>133.2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2944" calcext:value-type="float">
            <text:p>133.2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" calcext:value-type="float">
            <text:p>133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20688" calcext:value-type="float">
            <text:p>133.5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956" calcext:value-type="float">
            <text:p>133.6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816" calcext:value-type="float">
            <text:p>133.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1104" calcext:value-type="float">
            <text:p>133.8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816" calcext:value-type="float">
            <text:p>133.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65696" calcext:value-type="float">
            <text:p>133.9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36384" calcext:value-type="float">
            <text:p>134.1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0144" calcext:value-type="float">
            <text:p>133.7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11544" calcext:value-type="float">
            <text:p>133.5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23152" calcext:value-type="float">
            <text:p>133.4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71336" calcext:value-type="float">
            <text:p>133.3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29248" calcext:value-type="float">
            <text:p>133.4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14008" calcext:value-type="float">
            <text:p>133.4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02272" calcext:value-type="float">
            <text:p>134.0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48" calcext:value-type="float">
            <text:p>133.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3048" calcext:value-type="float">
            <text:p>133.3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37808" calcext:value-type="float">
            <text:p>133.3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07912" calcext:value-type="float">
            <text:p>133.4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7368" calcext:value-type="float">
            <text:p>133.6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81648" calcext:value-type="float">
            <text:p>133.5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816" calcext:value-type="float">
            <text:p>133.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7848" calcext:value-type="float">
            <text:p>133.6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5512" calcext:value-type="float">
            <text:p>133.2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4552" calcext:value-type="float">
            <text:p>133.1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0544" calcext:value-type="float">
            <text:p>133.1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0544" calcext:value-type="float">
            <text:p>133.1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0616" calcext:value-type="float">
            <text:p>133.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3592" calcext:value-type="float">
            <text:p>133.1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42736" calcext:value-type="float">
            <text:p>133.1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12256" calcext:value-type="float">
            <text:p>133.1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3696" calcext:value-type="float">
            <text:p>133.2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3216" calcext:value-type="float">
            <text:p>133.1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97016" calcext:value-type="float">
            <text:p>133.0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11672" calcext:value-type="float">
            <text:p>133.0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7568" calcext:value-type="float">
            <text:p>133.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84824" calcext:value-type="float">
            <text:p>133.0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5188" calcext:value-type="float">
            <text:p>133.1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76" calcext:value-type="float">
            <text:p>133.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15888" calcext:value-type="float">
            <text:p>133.2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4552" calcext:value-type="float">
            <text:p>133.1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76" calcext:value-type="float">
            <text:p>133.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34176" calcext:value-type="float">
            <text:p>133.2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18936" calcext:value-type="float">
            <text:p>133.2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5992" calcext:value-type="float">
            <text:p>133.2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4332" calcext:value-type="float">
            <text:p>133.2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37808" calcext:value-type="float">
            <text:p>133.3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14008" calcext:value-type="float">
            <text:p>133.4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5668" calcext:value-type="float">
            <text:p>133.4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17056" calcext:value-type="float">
            <text:p>133.4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84112" calcext:value-type="float">
            <text:p>133.4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24" calcext:value-type="float">
            <text:p>133.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4488" calcext:value-type="float">
            <text:p>133.4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54216" calcext:value-type="float">
            <text:p>133.5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84696" calcext:value-type="float">
            <text:p>133.5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0312" calcext:value-type="float">
            <text:p>133.5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9456" calcext:value-type="float">
            <text:p>133.5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9184" calcext:value-type="float">
            <text:p>133.6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3192" calcext:value-type="float">
            <text:p>133.7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8808" calcext:value-type="float">
            <text:p>133.7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4424" calcext:value-type="float">
            <text:p>133.6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3088" calcext:value-type="float">
            <text:p>133.6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624" calcext:value-type="float">
            <text:p>133.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34048" calcext:value-type="float">
            <text:p>133.7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0144" calcext:value-type="float">
            <text:p>133.7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72" calcext:value-type="float">
            <text:p>133.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28536" calcext:value-type="float">
            <text:p>133.8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74256" calcext:value-type="float">
            <text:p>133.8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5112" calcext:value-type="float">
            <text:p>133.8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71208" calcext:value-type="float">
            <text:p>133.8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47408" calcext:value-type="float">
            <text:p>133.9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0532" calcext:value-type="float">
            <text:p>134.0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19976" calcext:value-type="float">
            <text:p>133.9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62648" calcext:value-type="float">
            <text:p>133.9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4464" calcext:value-type="float">
            <text:p>134.0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3128" calcext:value-type="float">
            <text:p>133.9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47992" calcext:value-type="float">
            <text:p>134.0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47992" calcext:value-type="float">
            <text:p>134.0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8096" calcext:value-type="float">
            <text:p>134.1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45528" calcext:value-type="float">
            <text:p>134.1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3816" calcext:value-type="float">
            <text:p>134.1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54672" calcext:value-type="float">
            <text:p>134.1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46112" calcext:value-type="float">
            <text:p>134.2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61352" calcext:value-type="float">
            <text:p>134.2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24776" calcext:value-type="float">
            <text:p>134.2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97344" calcext:value-type="float">
            <text:p>134.1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02856" calcext:value-type="float">
            <text:p>134.1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80936" calcext:value-type="float">
            <text:p>133.9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41312" calcext:value-type="float">
            <text:p>133.9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38264" calcext:value-type="float">
            <text:p>133.9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04736" calcext:value-type="float">
            <text:p>133.9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6552" calcext:value-type="float">
            <text:p>133.9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34" calcext:value-type="float">
            <text:p>133.8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82816" calcext:value-type="float">
            <text:p>133.7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09664" calcext:value-type="float">
            <text:p>133.7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48" calcext:value-type="float">
            <text:p>133.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06032" calcext:value-type="float">
            <text:p>133.6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11544" calcext:value-type="float">
            <text:p>133.5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23152" calcext:value-type="float">
            <text:p>133.4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9144" calcext:value-type="float">
            <text:p>133.3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37808" calcext:value-type="float">
            <text:p>133.3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31712" calcext:value-type="float">
            <text:p>133.3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37808" calcext:value-type="float">
            <text:p>133.3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22568" calcext:value-type="float">
            <text:p>133.3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62192" calcext:value-type="float">
            <text:p>133.3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46952" calcext:value-type="float">
            <text:p>133.3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6848" calcext:value-type="float">
            <text:p>133.2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1504" calcext:value-type="float">
            <text:p>133.1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46368" calcext:value-type="float">
            <text:p>133.2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856" calcext:value-type="float">
            <text:p>133.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9896" calcext:value-type="float">
            <text:p>133.2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856" calcext:value-type="float">
            <text:p>133.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4552" calcext:value-type="float">
            <text:p>133.1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64072" calcext:value-type="float">
            <text:p>133.1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57976" calcext:value-type="float">
            <text:p>133.1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0168" calcext:value-type="float">
            <text:p>133.1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4552" calcext:value-type="float">
            <text:p>133.1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4552" calcext:value-type="float">
            <text:p>133.1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64656" calcext:value-type="float">
            <text:p>133.2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1284" calcext:value-type="float">
            <text:p>133.2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57976" calcext:value-type="float">
            <text:p>133.1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6712" calcext:value-type="float">
            <text:p>133.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57976" calcext:value-type="float">
            <text:p>133.1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4552" calcext:value-type="float">
            <text:p>133.1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93968" calcext:value-type="float">
            <text:p>133.0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78728" calcext:value-type="float">
            <text:p>133.0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6712" calcext:value-type="float">
            <text:p>133.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664" calcext:value-type="float">
            <text:p>133.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9092" calcext:value-type="float">
            <text:p>133.0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0544" calcext:value-type="float">
            <text:p>133.1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18352" calcext:value-type="float">
            <text:p>133.1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57976" calcext:value-type="float">
            <text:p>133.1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15304" calcext:value-type="float">
            <text:p>133.1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6712" calcext:value-type="float">
            <text:p>133.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0648" calcext:value-type="float">
            <text:p>133.2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6264" calcext:value-type="float">
            <text:p>133.1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0544" calcext:value-type="float">
            <text:p>133.1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76" calcext:value-type="float">
            <text:p>133.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0616" calcext:value-type="float">
            <text:p>133.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6264" calcext:value-type="float">
            <text:p>133.1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1284" calcext:value-type="float">
            <text:p>133.2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15888" calcext:value-type="float">
            <text:p>133.2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4332" calcext:value-type="float">
            <text:p>133.2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3592" calcext:value-type="float">
            <text:p>133.1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214" calcext:value-type="float">
            <text:p>133.1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0168" calcext:value-type="float">
            <text:p>133.1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54928" calcext:value-type="float">
            <text:p>133.1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00064" calcext:value-type="float">
            <text:p>133.1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72632" calcext:value-type="float">
            <text:p>133.0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78728" calcext:value-type="float">
            <text:p>133.0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72632" calcext:value-type="float">
            <text:p>133.0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72632" calcext:value-type="float">
            <text:p>133.0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81776" calcext:value-type="float">
            <text:p>133.0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69584" calcext:value-type="float">
            <text:p>133.0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66536" calcext:value-type="float">
            <text:p>133.0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328" calcext:value-type="float">
            <text:p>132.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74512" calcext:value-type="float">
            <text:p>132.8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40984" calcext:value-type="float">
            <text:p>132.8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95264" calcext:value-type="float">
            <text:p>132.7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9544" calcext:value-type="float">
            <text:p>132.7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04" calcext:value-type="float">
            <text:p>132.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64784" calcext:value-type="float">
            <text:p>132.7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7088" calcext:value-type="float">
            <text:p>132.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98312" calcext:value-type="float">
            <text:p>132.7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37352" calcext:value-type="float">
            <text:p>132.7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1632" calcext:value-type="float">
            <text:p>132.6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15432" calcext:value-type="float">
            <text:p>132.6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00192" calcext:value-type="float">
            <text:p>132.6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0324" calcext:value-type="float">
            <text:p>132.6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7276" calcext:value-type="float">
            <text:p>132.5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9608" calcext:value-type="float">
            <text:p>132.4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356" calcext:value-type="float">
            <text:p>132.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036" calcext:value-type="float">
            <text:p>132.4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0736" calcext:value-type="float">
            <text:p>132.3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64912" calcext:value-type="float">
            <text:p>132.2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64912" calcext:value-type="float">
            <text:p>132.2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03952" calcext:value-type="float">
            <text:p>132.2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55184" calcext:value-type="float">
            <text:p>132.1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02784" calcext:value-type="float">
            <text:p>132.0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9632" calcext:value-type="float">
            <text:p>131.9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0488" calcext:value-type="float">
            <text:p>131.9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6104" calcext:value-type="float">
            <text:p>131.8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7336" calcext:value-type="float">
            <text:p>131.8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22952" calcext:value-type="float">
            <text:p>131.8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124" calcext:value-type="float">
            <text:p>131.8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26" calcext:value-type="float">
            <text:p>131.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74768" calcext:value-type="float">
            <text:p>131.8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9424" calcext:value-type="float">
            <text:p>131.7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0008" calcext:value-type="float">
            <text:p>131.8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32096" calcext:value-type="float">
            <text:p>131.8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32096" calcext:value-type="float">
            <text:p>131.8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9528" calcext:value-type="float">
            <text:p>131.8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7128" calcext:value-type="float">
            <text:p>131.7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1512" calcext:value-type="float">
            <text:p>131.7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028" calcext:value-type="float">
            <text:p>131.7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7608" calcext:value-type="float">
            <text:p>131.7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9424" calcext:value-type="float">
            <text:p>131.7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076" calcext:value-type="float">
            <text:p>131.8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91888" calcext:value-type="float">
            <text:p>131.6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8944" calcext:value-type="float">
            <text:p>131.7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28464" calcext:value-type="float">
            <text:p>131.7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8088" calcext:value-type="float">
            <text:p>131.7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5896" calcext:value-type="float">
            <text:p>131.7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5896" calcext:value-type="float">
            <text:p>131.7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3224" calcext:value-type="float">
            <text:p>131.7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8088" calcext:value-type="float">
            <text:p>131.7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076" calcext:value-type="float">
            <text:p>131.8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6752" calcext:value-type="float">
            <text:p>131.7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076" calcext:value-type="float">
            <text:p>131.8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62576" calcext:value-type="float">
            <text:p>131.8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5248" calcext:value-type="float">
            <text:p>131.9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1344" calcext:value-type="float">
            <text:p>131.9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7172" calcext:value-type="float">
            <text:p>131.8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41824" calcext:value-type="float">
            <text:p>131.9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4392" calcext:value-type="float">
            <text:p>131.9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8696" calcext:value-type="float">
            <text:p>131.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6584" calcext:value-type="float">
            <text:p>131.9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8296" calcext:value-type="float">
            <text:p>131.9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8296" calcext:value-type="float">
            <text:p>131.9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2304" calcext:value-type="float">
            <text:p>131.9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44872" calcext:value-type="float">
            <text:p>131.9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0592" calcext:value-type="float">
            <text:p>131.9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0592" calcext:value-type="float">
            <text:p>131.9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05832" calcext:value-type="float">
            <text:p>132.0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936" calcext:value-type="float">
            <text:p>132.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984" calcext:value-type="float">
            <text:p>132.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05832" calcext:value-type="float">
            <text:p>132.0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51552" calcext:value-type="float">
            <text:p>132.0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984" calcext:value-type="float">
            <text:p>132.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57648" calcext:value-type="float">
            <text:p>132.0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3744" calcext:value-type="float">
            <text:p>132.0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0888" calcext:value-type="float">
            <text:p>132.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4792" calcext:value-type="float">
            <text:p>131.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7064" calcext:value-type="float">
            <text:p>131.9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4792" calcext:value-type="float">
            <text:p>131.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41824" calcext:value-type="float">
            <text:p>131.9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38776" calcext:value-type="float">
            <text:p>131.9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3268" calcext:value-type="float">
            <text:p>131.9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38776" calcext:value-type="float">
            <text:p>131.9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0888" calcext:value-type="float">
            <text:p>132.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6208" calcext:value-type="float">
            <text:p>131.9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05832" calcext:value-type="float">
            <text:p>132.0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316" calcext:value-type="float">
            <text:p>131.9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81448" calcext:value-type="float">
            <text:p>131.9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2408" calcext:value-type="float">
            <text:p>132.0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6688" calcext:value-type="float">
            <text:p>131.9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84" calcext:value-type="float">
            <text:p>131.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84" calcext:value-type="float">
            <text:p>131.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68672" calcext:value-type="float">
            <text:p>131.8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6104" calcext:value-type="float">
            <text:p>131.8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84" calcext:value-type="float">
            <text:p>131.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0112" calcext:value-type="float">
            <text:p>131.9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9632" calcext:value-type="float">
            <text:p>131.9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6584" calcext:value-type="float">
            <text:p>131.9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3536" calcext:value-type="float">
            <text:p>131.9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936" calcext:value-type="float">
            <text:p>132.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5352" calcext:value-type="float">
            <text:p>131.9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364" calcext:value-type="float">
            <text:p>131.9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546" calcext:value-type="float">
            <text:p>132.0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316" calcext:value-type="float">
            <text:p>131.9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3744" calcext:value-type="float">
            <text:p>132.0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988" calcext:value-type="float">
            <text:p>132.3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3408" calcext:value-type="float">
            <text:p>132.4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14264" calcext:value-type="float">
            <text:p>132.4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17312" calcext:value-type="float">
            <text:p>132.4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9984" calcext:value-type="float">
            <text:p>132.4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3512" calcext:value-type="float">
            <text:p>132.4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9504" calcext:value-type="float">
            <text:p>132.4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6456" calcext:value-type="float">
            <text:p>132.4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38648" calcext:value-type="float">
            <text:p>132.4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0944" calcext:value-type="float">
            <text:p>132.5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9232" calcext:value-type="float">
            <text:p>132.5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54472" calcext:value-type="float">
            <text:p>132.5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69712" calcext:value-type="float">
            <text:p>132.5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3372" calcext:value-type="float">
            <text:p>132.6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12968" calcext:value-type="float">
            <text:p>132.7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1632" calcext:value-type="float">
            <text:p>132.6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468" calcext:value-type="float">
            <text:p>132.6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1848" calcext:value-type="float">
            <text:p>132.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45912" calcext:value-type="float">
            <text:p>132.6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24576" calcext:value-type="float">
            <text:p>132.6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42864" calcext:value-type="float">
            <text:p>132.6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3344" calcext:value-type="float">
            <text:p>132.6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03824" calcext:value-type="float">
            <text:p>132.7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28208" calcext:value-type="float">
            <text:p>132.7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0296" calcext:value-type="float">
            <text:p>132.6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31256" calcext:value-type="float">
            <text:p>132.7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166" calcext:value-type="float">
            <text:p>132.8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61152" calcext:value-type="float">
            <text:p>132.6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944" calcext:value-type="float">
            <text:p>132.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28208" calcext:value-type="float">
            <text:p>132.7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82488" calcext:value-type="float">
            <text:p>132.6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61152" calcext:value-type="float">
            <text:p>132.6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39816" calcext:value-type="float">
            <text:p>132.6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82488" calcext:value-type="float">
            <text:p>132.6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1632" calcext:value-type="float">
            <text:p>132.6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67832" calcext:value-type="float">
            <text:p>132.7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12968" calcext:value-type="float">
            <text:p>132.7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04" calcext:value-type="float">
            <text:p>132.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5564" calcext:value-type="float">
            <text:p>132.7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03824" calcext:value-type="float">
            <text:p>132.7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1632" calcext:value-type="float">
            <text:p>132.6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7728" calcext:value-type="float">
            <text:p>132.6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58688" calcext:value-type="float">
            <text:p>132.7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7088" calcext:value-type="float">
            <text:p>132.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16016" calcext:value-type="float">
            <text:p>132.7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04" calcext:value-type="float">
            <text:p>132.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7728" calcext:value-type="float">
            <text:p>132.6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58104" calcext:value-type="float">
            <text:p>132.6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00192" calcext:value-type="float">
            <text:p>132.6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75808" calcext:value-type="float">
            <text:p>132.5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9232" calcext:value-type="float">
            <text:p>132.5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47792" calcext:value-type="float">
            <text:p>132.4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356" calcext:value-type="float">
            <text:p>132.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92928" calcext:value-type="float">
            <text:p>132.3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10632" calcext:value-type="float">
            <text:p>132.3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19192" calcext:value-type="float">
            <text:p>132.2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13096" calcext:value-type="float">
            <text:p>132.2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55768" calcext:value-type="float">
            <text:p>132.2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32" calcext:value-type="float">
            <text:p>132.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36896" calcext:value-type="float">
            <text:p>132.1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508" calcext:value-type="float">
            <text:p>132.0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3264" calcext:value-type="float">
            <text:p>132.0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41824" calcext:value-type="float">
            <text:p>131.9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7172" calcext:value-type="float">
            <text:p>131.8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9904" calcext:value-type="float">
            <text:p>131.8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3808" calcext:value-type="float">
            <text:p>131.8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26" calcext:value-type="float">
            <text:p>131.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5896" calcext:value-type="float">
            <text:p>131.7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6752" calcext:value-type="float">
            <text:p>131.7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6648" calcext:value-type="float">
            <text:p>131.6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6752" calcext:value-type="float">
            <text:p>131.7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6752" calcext:value-type="float">
            <text:p>131.7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504" calcext:value-type="float">
            <text:p>131.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504" calcext:value-type="float">
            <text:p>131.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71136" calcext:value-type="float">
            <text:p>131.7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8944" calcext:value-type="float">
            <text:p>131.7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408" calcext:value-type="float">
            <text:p>131.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91888" calcext:value-type="float">
            <text:p>131.6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456" calcext:value-type="float">
            <text:p>131.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2848" calcext:value-type="float">
            <text:p>131.7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6168" calcext:value-type="float">
            <text:p>131.6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504" calcext:value-type="float">
            <text:p>131.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2744" calcext:value-type="float">
            <text:p>131.6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98" calcext:value-type="float">
            <text:p>131.7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2848" calcext:value-type="float">
            <text:p>131.7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2848" calcext:value-type="float">
            <text:p>131.7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1616" calcext:value-type="float">
            <text:p>131.8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3328" calcext:value-type="float">
            <text:p>131.7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38192" calcext:value-type="float">
            <text:p>131.8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124" calcext:value-type="float">
            <text:p>131.8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6376" calcext:value-type="float">
            <text:p>131.7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3432" calcext:value-type="float">
            <text:p>131.8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77232" calcext:value-type="float">
            <text:p>131.7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0384" calcext:value-type="float">
            <text:p>131.8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744" calcext:value-type="float">
            <text:p>131.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3056" calcext:value-type="float">
            <text:p>131.8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9528" calcext:value-type="float">
            <text:p>131.8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8696" calcext:value-type="float">
            <text:p>131.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744" calcext:value-type="float">
            <text:p>131.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0112" calcext:value-type="float">
            <text:p>131.9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6584" calcext:value-type="float">
            <text:p>131.9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9632" calcext:value-type="float">
            <text:p>131.9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9152" calcext:value-type="float">
            <text:p>131.8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8296" calcext:value-type="float">
            <text:p>131.9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4288" calcext:value-type="float">
            <text:p>131.8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8696" calcext:value-type="float">
            <text:p>131.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6104" calcext:value-type="float">
            <text:p>131.8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4288" calcext:value-type="float">
            <text:p>131.8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8696" calcext:value-type="float">
            <text:p>131.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076" calcext:value-type="float">
            <text:p>131.8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8296" calcext:value-type="float">
            <text:p>131.9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3056" calcext:value-type="float">
            <text:p>131.8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1344" calcext:value-type="float">
            <text:p>131.9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7336" calcext:value-type="float">
            <text:p>131.8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1344" calcext:value-type="float">
            <text:p>131.9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4288" calcext:value-type="float">
            <text:p>131.8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62576" calcext:value-type="float">
            <text:p>131.8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7336" calcext:value-type="float">
            <text:p>131.8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0656" calcext:value-type="float">
            <text:p>131.7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9424" calcext:value-type="float">
            <text:p>131.7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3704" calcext:value-type="float">
            <text:p>131.7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0176" calcext:value-type="float">
            <text:p>131.7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7128" calcext:value-type="float">
            <text:p>131.7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9696" calcext:value-type="float">
            <text:p>131.6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974" calcext:value-type="float">
            <text:p>131.5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974" calcext:value-type="float">
            <text:p>131.5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76064" calcext:value-type="float">
            <text:p>131.5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692" calcext:value-type="float">
            <text:p>131.5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33392" calcext:value-type="float">
            <text:p>131.5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212" calcext:value-type="float">
            <text:p>131.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5168" calcext:value-type="float">
            <text:p>131.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692" calcext:value-type="float">
            <text:p>131.5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87672" calcext:value-type="float">
            <text:p>131.4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2808" calcext:value-type="float">
            <text:p>131.4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0136" calcext:value-type="float">
            <text:p>131.3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9176" calcext:value-type="float">
            <text:p>131.3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98696" calcext:value-type="float">
            <text:p>131.2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688" calcext:value-type="float">
            <text:p>131.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46296" calcext:value-type="float">
            <text:p>131.1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64" calcext:value-type="float">
            <text:p>131.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15232" calcext:value-type="float">
            <text:p>131.0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35984" calcext:value-type="float">
            <text:p>130.9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02456" calcext:value-type="float">
            <text:p>130.9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684" calcext:value-type="float">
            <text:p>130.9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0744" calcext:value-type="float">
            <text:p>130.9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32936" calcext:value-type="float">
            <text:p>130.9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17696" calcext:value-type="float">
            <text:p>130.9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3792" calcext:value-type="float">
            <text:p>130.9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3312" calcext:value-type="float">
            <text:p>130.8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69512" calcext:value-type="float">
            <text:p>130.9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75024" calcext:value-type="float">
            <text:p>130.8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59784" calcext:value-type="float">
            <text:p>130.8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8112" calcext:value-type="float">
            <text:p>130.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14648" calcext:value-type="float">
            <text:p>130.9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17112" calcext:value-type="float">
            <text:p>130.8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11016" calcext:value-type="float">
            <text:p>130.8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09392" calcext:value-type="float">
            <text:p>130.0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17112" calcext:value-type="float">
            <text:p>130.8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26256" calcext:value-type="float">
            <text:p>130.8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9448" calcext:value-type="float">
            <text:p>131.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73728" calcext:value-type="float">
            <text:p>131.1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67632" calcext:value-type="float">
            <text:p>131.1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64" calcext:value-type="float">
            <text:p>131.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04208" calcext:value-type="float">
            <text:p>131.2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95064" calcext:value-type="float">
            <text:p>131.1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61536" calcext:value-type="float">
            <text:p>131.1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3352" calcext:value-type="float">
            <text:p>131.2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52264" calcext:value-type="float">
            <text:p>131.6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03496" calcext:value-type="float">
            <text:p>131.6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36" calcext:value-type="float">
            <text:p>131.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67504" calcext:value-type="float">
            <text:p>131.6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71264" calcext:value-type="float">
            <text:p>131.2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59072" calcext:value-type="float">
            <text:p>131.2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52976" calcext:value-type="float">
            <text:p>131.2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68216" calcext:value-type="float">
            <text:p>131.2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83456" calcext:value-type="float">
            <text:p>131.2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2224" calcext:value-type="float">
            <text:p>131.3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89552" calcext:value-type="float">
            <text:p>131.2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16984" calcext:value-type="float">
            <text:p>131.3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0784" calcext:value-type="float">
            <text:p>131.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34688" calcext:value-type="float">
            <text:p>131.2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71264" calcext:value-type="float">
            <text:p>131.2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688" calcext:value-type="float">
            <text:p>131.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6212" calcext:value-type="float">
            <text:p>131.2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64" calcext:value-type="float">
            <text:p>131.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07256" calcext:value-type="float">
            <text:p>131.2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64" calcext:value-type="float">
            <text:p>131.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56024" calcext:value-type="float">
            <text:p>131.2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28592" calcext:value-type="float">
            <text:p>131.2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688" calcext:value-type="float">
            <text:p>131.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688" calcext:value-type="float">
            <text:p>131.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2" calcext:value-type="float">
            <text:p>137.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032" calcext:value-type="float">
            <text:p>132.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88" calcext:value-type="float">
            <text:p>131.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4405</text:p>
          </table:table-cell>
          <table:table-cell office:value-type="string" calcext:value-type="string">
            <text:p>Kerr TP&amp;WL recorder</text:p>
          </table:table-cell>
          <table:table-cell office:value-type="string" calcext:value-type="string">
            <text:p>200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6" calcext:value-type="float">
            <text:p>128.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246" meta:object-count="0"/>
    <meta:user-defined meta:name="AppVersion">3.0</meta:user-defined>
  </office:meta>
</office:document-meta>
</file>